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35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1.4882in"/>
    </style:style>
    <style:style style:name="co7" style:family="table-column">
      <style:table-column-properties fo:break-before="auto" style:column-width="1.9665in"/>
    </style:style>
    <style:style style:name="co8" style:family="table-column">
      <style:table-column-properties fo:break-before="auto" style:column-width="1.4563in"/>
    </style:style>
    <style:style style:name="ro1" style:family="table-row">
      <style:table-row-properties style:row-height="0.3252in" fo:break-before="auto" style:use-optimal-row-height="true"/>
    </style:style>
    <style:style style:name="ro2" style:family="table-row">
      <style:table-row-properties style:row-height="0.216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Data_20_Plot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</style:style>
    <style:style style:name="ce9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fo:border-left="0.74pt solid #000000" fo:border-right="0.74pt solid #000000" style:rotation-align="none" fo:border-top="none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fo:background-color="#ffff00" style:rotation-align="none"/>
    </style:style>
    <style:style style:name="ce16" style:family="table-cell" style:parent-style-name="Default">
      <style:table-cell-properties fo:background-color="#ffff00" style:rotation-align="none"/>
      <style:text-properties style:font-name="Calibri" style:font-name-complex="Calibri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Data Plo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Sharp GP2D120 IR Sensor Data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2" table:number-rows-spanned="1">
            <text:p>Linear Fit (1/d)</text:p>
          </table:table-cell>
          <table:covered-table-cell table:style-name="ce14"/>
          <table:table-cell table:style-name="ce2" office:value-type="string" calcext:value-type="string">
            <text:p>m</text:p>
          </table:table-cell>
          <table:table-cell table:style-name="ce15" office:value-type="float" office:value="0.0004" calcext:value-type="float">
            <text:p>0.0004</text:p>
          </table:table-cell>
          <table:table-cell table:style-name="ce2" office:value-type="string" calcext:value-type="string">
            <text:p>b</text:p>
          </table:table-cell>
          <table:table-cell table:style-name="ce15" office:value-type="float" office:value="-0.01" calcext:value-type="float">
            <text:p>-0.0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r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2" office:value-type="string" calcext:value-type="string">
            <text:p>k</text:p>
          </table:table-cell>
          <table:table-cell office:value-type="float" office:value="1.74327604488901" calcext:value-type="float">
            <text:p>1.74327604488901</text:p>
          </table:table-cell>
          <table:table-cell/>
          <table:table-cell table:style-name="ce11" office:value-type="string" calcext:value-type="string" table:number-columns-spanned="2" table:number-rows-spanned="1">
            <text:p>Linear Fit (1/(d + k))</text:p>
          </table:table-cell>
          <table:covered-table-cell table:style-name="ce14"/>
          <table:table-cell table:style-name="ce2" office:value-type="string" calcext:value-type="string">
            <text:p>m</text:p>
          </table:table-cell>
          <table:table-cell table:style-name="ce16" office:value-type="float" office:value="0.00031" calcext:value-type="float">
            <text:p>0.00031</text:p>
          </table:table-cell>
          <table:table-cell table:style-name="ce2" office:value-type="string" calcext:value-type="string">
            <text:p>b</text:p>
          </table:table-cell>
          <table:table-cell table:style-name="ce16" office:value-type="float" office:value="0.002" calcext:value-type="float">
            <text:p>0.002</text:p>
          </table:table-cell>
          <table:table-cell table:number-columns-repeated="1012"/>
        </table:table-row>
        <table:table-row table:style-name="ro2">
          <table:table-cell table:number-columns-repeated="16"/>
          <table:table-cell>
            <draw:frame table:end-cell-address="'Data Plots'.Z29" table:end-x="0.0551in" table:end-y="0.1976in" draw:z-index="0" draw:name="Chart 1" draw:style-name="gr1" draw:text-style-name="P1" svg:width="9.9012in" svg:height="5.2823in" svg:x="0.8665in" svg:y="0.1402in">
              <draw:object draw:notify-on-update-of-ranges="'Data Plots'.E6:'Data Plots'.E28 'Data Plots'.A6:'Data Plots'.A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'Data Plots'.AI29" table:end-x="0.1106in" table:end-y="0.1917in" draw:z-index="1" draw:name="Chart 2" draw:style-name="gr1" draw:text-style-name="P1" svg:width="10.1472in" svg:height="5.2823in" svg:x="0.676in" svg:y="0.1343in">
              <draw:object draw:notify-on-update-of-ranges="'Data Plots'.E9:'Data Plots'.E28 'Data Plots'.B9:'Data Plots'.B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Distance (cm)</text:p>
          </table:table-cell>
          <table:table-cell table:style-name="ce2" office:value-type="string" calcext:value-type="string">
            <text:p>1/(d + 0.42)</text:p>
          </table:table-cell>
          <table:table-cell table:style-name="ce2" office:value-type="string" calcext:value-type="string">
            <text:p>1/d</text:p>
          </table:table-cell>
          <table:table-cell table:style-name="ce2" office:value-type="string" calcext:value-type="string">
            <text:p>1/(d + k)</text:p>
          </table:table-cell>
          <table:table-cell table:style-name="ce2" office:value-type="string" calcext:value-type="string">
            <text:p>Voltage (V)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(1/d)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Squared Error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(1/(d+k))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Squared Error</text:p>
          </table:table-cell>
          <table:table-cell table:style-name="ce2" office:value-type="string" calcext:value-type="string">
            <text:p>Error</text:p>
          </table:table-cell>
          <table:table-cell table:number-columns-repeated="1010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5" table:formula="of:=1/([.A6]+0.42)" office:value-type="float" office:value="2.38095238095238" calcext:value-type="float">
            <text:p>2.38095238095238</text:p>
          </table:table-cell>
          <table:table-cell table:style-name="ce5" table:formula="of:=1/[.A6]" office:value-type="string" office:string-value="" calcext:value-type="error">
            <text:p>#DIV/0!</text:p>
          </table:table-cell>
          <table:table-cell table:style-name="ce5" table:formula="of:=1/([.A6]+[.$E$3])" office:value-type="float" office:value="0.573632617124425" calcext:value-type="float">
            <text:p>0.573632617124425</text:p>
          </table:table-cell>
          <table:table-cell table:style-name="ce7" table:formula="of:=([.F6]/1023)*[.$B$3]" office:value-type="float" office:value="0.0449657869012708" calcext:value-type="float">
            <text:p>0.044965786901271</text:p>
          </table:table-cell>
          <table:table-cell table:style-name="ce8" office:value-type="float" office:value="9.2" calcext:value-type="float">
            <text:p>9.2</text:p>
          </table:table-cell>
          <table:table-cell table:style-name="ce12" table:formula="of:=[.$J$2]*[.F6]+[.$L$2]" office:value-type="float" office:value="-0.00632" calcext:value-type="float">
            <text:p>-0.00632</text:p>
          </table:table-cell>
          <table:table-cell table:style-name="ce12" table:formula="of:=[.G6]^-1" office:value-type="float" office:value="-158.227848101266" calcext:value-type="float">
            <text:p>-158.227848101266</text:p>
          </table:table-cell>
          <table:table-cell table:style-name="ce12" table:formula="of:=[.J6]^2" office:value-type="float" office:value="25036.0519147572" calcext:value-type="float">
            <text:p>25036.0519147572</text:p>
          </table:table-cell>
          <table:table-cell table:style-name="ce12" table:formula="of:=[.A6]-[.H6]" office:value-type="float" office:value="158.227848101266" calcext:value-type="float">
            <text:p>158.227848101266</text:p>
          </table:table-cell>
          <table:table-cell table:style-name="ce12" table:formula="of:=[.$J$3]*[.F6]+[.$L$3]" office:value-type="float" office:value="0.004852" calcext:value-type="float">
            <text:p>0.004852</text:p>
          </table:table-cell>
          <table:table-cell table:style-name="ce12" table:formula="of:=([.K6]^-1)-[.$E$3]" office:value-type="float" office:value="204.357301036727" calcext:value-type="float">
            <text:p>204.357301036727</text:p>
          </table:table-cell>
          <table:table-cell table:style-name="ce12" table:formula="of:=[.N6]^2" office:value-type="float" office:value="41761.9064870154" calcext:value-type="float">
            <text:p>41761.9064870154</text:p>
          </table:table-cell>
          <table:table-cell table:style-name="ce12" table:formula="of:=[.A6]-[.L6]" office:value-type="float" office:value="-204.357301036727" calcext:value-type="float">
            <text:p>-204.357301036727</text:p>
          </table:table-cell>
          <table:table-cell table:number-columns-repeated="1010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table:style-name="ce5" table:formula="of:=1/([.A7]+0.42)" office:value-type="float" office:value="0.520833333333333" calcext:value-type="float">
            <text:p>0.520833333333333</text:p>
          </table:table-cell>
          <table:table-cell table:style-name="ce5" table:formula="of:=1/[.A7]" office:value-type="float" office:value="0.666666666666667" calcext:value-type="float">
            <text:p>0.666666666666667</text:p>
          </table:table-cell>
          <table:table-cell table:style-name="ce5" table:formula="of:=1/([.A7]+[.$E$3])" office:value-type="float" office:value="0.308330214930632" calcext:value-type="float">
            <text:p>0.308330214930632</text:p>
          </table:table-cell>
          <table:table-cell table:style-name="ce5" table:formula="of:=([.F7]/1023)*[.$B$3]" office:value-type="float" office:value="2.06744868035191" calcext:value-type="float">
            <text:p>2.06744868035191</text:p>
          </table:table-cell>
          <table:table-cell table:style-name="ce9" office:value-type="float" office:value="423" calcext:value-type="float">
            <text:p>423</text:p>
          </table:table-cell>
          <table:table-cell table:style-name="ce12" table:formula="of:=[.$J$2]*[.F7]+[.$L$2]" office:value-type="float" office:value="0.1592" calcext:value-type="float">
            <text:p>0.1592</text:p>
          </table:table-cell>
          <table:table-cell table:style-name="ce12" table:formula="of:=[.G7]^-1" office:value-type="float" office:value="6.28140703517588" calcext:value-type="float">
            <text:p>6.28140703517588</text:p>
          </table:table-cell>
          <table:table-cell table:style-name="ce12" table:formula="of:=[.J7]^2" office:value-type="float" office:value="22.8618532360294" calcext:value-type="float">
            <text:p>22.8618532360294</text:p>
          </table:table-cell>
          <table:table-cell table:style-name="ce12" table:formula="of:=[.A7]-[.H7]" office:value-type="float" office:value="-4.78140703517588" calcext:value-type="float">
            <text:p>-4.78140703517588</text:p>
          </table:table-cell>
          <table:table-cell table:style-name="ce12" table:formula="of:=[.$J$3]*[.F7]+[.$L$3]" office:value-type="float" office:value="0.13313" calcext:value-type="float">
            <text:p>0.13313</text:p>
          </table:table-cell>
          <table:table-cell table:style-name="ce12" table:formula="of:=([.K7]^-1)-[.$E$3]" office:value-type="float" office:value="5.76817892393845" calcext:value-type="float">
            <text:p>5.76817892393845</text:p>
          </table:table-cell>
          <table:table-cell table:style-name="ce12" table:formula="of:=[.N7]^2" office:value-type="float" office:value="18.2173513267524" calcext:value-type="float">
            <text:p>18.2173513267524</text:p>
          </table:table-cell>
          <table:table-cell table:style-name="ce12" table:formula="of:=[.A7]-[.L7]" office:value-type="float" office:value="-4.26817892393845" calcext:value-type="float">
            <text:p>-4.26817892393845</text:p>
          </table:table-cell>
          <table:table-cell table:number-columns-repeated="101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5" table:formula="of:=1/([.A8]+0.42)" office:value-type="float" office:value="0.292397660818713" calcext:value-type="float">
            <text:p>0.292397660818713</text:p>
          </table:table-cell>
          <table:table-cell table:style-name="ce5" table:formula="of:=1/[.A8]" office:value-type="float" office:value="0.333333333333333" calcext:value-type="float">
            <text:p>0.333333333333333</text:p>
          </table:table-cell>
          <table:table-cell table:style-name="ce5" table:formula="of:=1/([.A8]+[.$E$3])" office:value-type="float" office:value="0.210824752878872" calcext:value-type="float">
            <text:p>0.210824752878872</text:p>
          </table:table-cell>
          <table:table-cell table:style-name="ce5" table:formula="of:=([.F8]/1023)*[.$B$3]" office:value-type="float" office:value="2.82013685239492" calcext:value-type="float">
            <text:p>2.82013685239492</text:p>
          </table:table-cell>
          <table:table-cell table:style-name="ce9" office:value-type="float" office:value="577" calcext:value-type="float">
            <text:p>577</text:p>
          </table:table-cell>
          <table:table-cell table:style-name="ce12" table:formula="of:=[.$J$2]*[.F8]+[.$L$2]" office:value-type="float" office:value="0.2208" calcext:value-type="float">
            <text:p>0.2208</text:p>
          </table:table-cell>
          <table:table-cell table:style-name="ce12" table:formula="of:=[.G8]^-1" office:value-type="float" office:value="4.52898550724638" calcext:value-type="float">
            <text:p>4.52898550724638</text:p>
          </table:table-cell>
          <table:table-cell table:style-name="ce12" table:formula="of:=[.J8]^2" office:value-type="float" office:value="2.33779668136946" calcext:value-type="float">
            <text:p>2.33779668136946</text:p>
          </table:table-cell>
          <table:table-cell table:style-name="ce12" table:formula="of:=[.A8]-[.H8]" office:value-type="float" office:value="-1.52898550724638" calcext:value-type="float">
            <text:p>-1.52898550724638</text:p>
          </table:table-cell>
          <table:table-cell table:style-name="ce12" table:formula="of:=[.$J$3]*[.F8]+[.$L$3]" office:value-type="float" office:value="0.18087" calcext:value-type="float">
            <text:p>0.18087</text:p>
          </table:table-cell>
          <table:table-cell table:style-name="ce12" table:formula="of:=([.K8]^-1)-[.$E$3]" office:value-type="float" office:value="3.78555681849353" calcext:value-type="float">
            <text:p>3.78555681849353</text:p>
          </table:table-cell>
          <table:table-cell table:style-name="ce12" table:formula="of:=[.N8]^2" office:value-type="float" office:value="0.617099515081675" calcext:value-type="float">
            <text:p>0.617099515081675</text:p>
          </table:table-cell>
          <table:table-cell table:style-name="ce12" table:formula="of:=[.A8]-[.L8]" office:value-type="float" office:value="-0.785556818493529" calcext:value-type="float">
            <text:p>-0.785556818493529</text:p>
          </table:table-cell>
          <table:table-cell table:number-columns-repeated="1010"/>
        </table:table-row>
        <table:table-row table:style-name="ro3">
          <table:table-cell table:style-name="ce4" office:value-type="float" office:value="4.5" calcext:value-type="float">
            <text:p>4.5</text:p>
          </table:table-cell>
          <table:table-cell table:style-name="ce5" table:formula="of:=1/([.A9]+0.42)" office:value-type="float" office:value="0.203252032520325" calcext:value-type="float">
            <text:p>0.203252032520325</text:p>
          </table:table-cell>
          <table:table-cell table:style-name="ce5" table:formula="of:=1/[.A9]" office:value-type="float" office:value="0.222222222222222" calcext:value-type="float">
            <text:p>0.222222222222222</text:p>
          </table:table-cell>
          <table:table-cell table:style-name="ce5" table:formula="of:=1/([.A9]+[.$E$3])" office:value-type="float" office:value="0.160172318636886" calcext:value-type="float">
            <text:p>0.160172318636886</text:p>
          </table:table-cell>
          <table:table-cell table:style-name="ce5" table:formula="of:=([.F9]/1023)*[.$B$3]" office:value-type="float" office:value="2.75464320625611" calcext:value-type="float">
            <text:p>2.75464320625611</text:p>
          </table:table-cell>
          <table:table-cell table:style-name="ce9" office:value-type="float" office:value="563.6" calcext:value-type="float">
            <text:p>563.6</text:p>
          </table:table-cell>
          <table:table-cell table:style-name="ce12" table:formula="of:=[.$J$2]*[.F9]+[.$L$2]" office:value-type="float" office:value="0.21544" calcext:value-type="float">
            <text:p>0.21544</text:p>
          </table:table-cell>
          <table:table-cell table:style-name="ce12" table:formula="of:=[.G9]^-1" office:value-type="float" office:value="4.64166357222429" calcext:value-type="float">
            <text:p>4.64166357222429</text:p>
          </table:table-cell>
          <table:table-cell table:style-name="ce12" table:formula="of:=[.J9]^2" office:value-type="float" office:value="0.0200685676953453" calcext:value-type="float">
            <text:p>0.020068567695345</text:p>
          </table:table-cell>
          <table:table-cell table:style-name="ce12" table:formula="of:=[.A9]-[.H9]" office:value-type="float" office:value="-0.141663572224285" calcext:value-type="float">
            <text:p>-0.141663572224285</text:p>
          </table:table-cell>
          <table:table-cell table:style-name="ce12" table:formula="of:=[.$J$3]*[.F9]+[.$L$3]" office:value-type="float" office:value="0.176716" calcext:value-type="float">
            <text:p>0.176716</text:p>
          </table:table-cell>
          <table:table-cell table:style-name="ce12" table:formula="of:=([.K9]^-1)-[.$E$3]" office:value-type="float" office:value="3.91552112118537" calcext:value-type="float">
            <text:p>3.91552112118537</text:p>
          </table:table-cell>
          <table:table-cell table:style-name="ce12" table:formula="of:=[.N9]^2" office:value-type="float" office:value="0.34161555978041" calcext:value-type="float">
            <text:p>0.34161555978041</text:p>
          </table:table-cell>
          <table:table-cell table:style-name="ce12" table:formula="of:=[.A9]-[.L9]" office:value-type="float" office:value="0.584478878814632" calcext:value-type="float">
            <text:p>0.584478878814632</text:p>
          </table:table-cell>
          <table:table-cell table:number-columns-repeated="1010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5" table:formula="of:=1/([.A10]+0.42)" office:value-type="float" office:value="0.155763239875389" calcext:value-type="float">
            <text:p>0.155763239875389</text:p>
          </table:table-cell>
          <table:table-cell table:style-name="ce5" table:formula="of:=1/[.A10]" office:value-type="float" office:value="0.166666666666667" calcext:value-type="float">
            <text:p>0.166666666666667</text:p>
          </table:table-cell>
          <table:table-cell table:style-name="ce5" table:formula="of:=1/([.A10]+[.$E$3])" office:value-type="float" office:value="0.129144304581529" calcext:value-type="float">
            <text:p>0.129144304581529</text:p>
          </table:table-cell>
          <table:table-cell table:style-name="ce5" table:formula="of:=([.F10]/1023)*[.$B$3]" office:value-type="float" office:value="2.12316715542522" calcext:value-type="float">
            <text:p>2.12316715542522</text:p>
          </table:table-cell>
          <table:table-cell table:style-name="ce9" office:value-type="float" office:value="434.4" calcext:value-type="float">
            <text:p>434.4</text:p>
          </table:table-cell>
          <table:table-cell table:style-name="ce12" table:formula="of:=[.$J$2]*[.F10]+[.$L$2]" office:value-type="float" office:value="0.16376" calcext:value-type="float">
            <text:p>0.16376</text:p>
          </table:table-cell>
          <table:table-cell table:style-name="ce12" table:formula="of:=[.G10]^-1" office:value-type="float" office:value="6.10649731314118" calcext:value-type="float">
            <text:p>6.10649731314118</text:p>
          </table:table-cell>
          <table:table-cell table:style-name="ce12" table:formula="of:=[.J10]^2" office:value-type="float" office:value="0.0113416777062911" calcext:value-type="float">
            <text:p>0.011341677706291</text:p>
          </table:table-cell>
          <table:table-cell table:style-name="ce12" table:formula="of:=[.A10]-[.H10]" office:value-type="float" office:value="-0.106497313141182" calcext:value-type="float">
            <text:p>-0.106497313141182</text:p>
          </table:table-cell>
          <table:table-cell table:style-name="ce12" table:formula="of:=[.$J$3]*[.F10]+[.$L$3]" office:value-type="float" office:value="0.136664" calcext:value-type="float">
            <text:p>0.136664</text:p>
          </table:table-cell>
          <table:table-cell table:style-name="ce12" table:formula="of:=([.K10]^-1)-[.$E$3]" office:value-type="float" office:value="5.57393990078798" calcext:value-type="float">
            <text:p>5.57393990078798</text:p>
          </table:table-cell>
          <table:table-cell table:style-name="ce12" table:formula="of:=[.N10]^2" office:value-type="float" office:value="0.181527208140559" calcext:value-type="float">
            <text:p>0.181527208140559</text:p>
          </table:table-cell>
          <table:table-cell table:style-name="ce12" table:formula="of:=[.A10]-[.L10]" office:value-type="float" office:value="0.426060099212023" calcext:value-type="float">
            <text:p>0.426060099212023</text:p>
          </table:table-cell>
          <table:table-cell table:number-columns-repeated="1010"/>
        </table:table-row>
        <table:table-row table:style-name="ro3">
          <table:table-cell table:style-name="ce4" office:value-type="float" office:value="7.5" calcext:value-type="float">
            <text:p>7.5</text:p>
          </table:table-cell>
          <table:table-cell table:style-name="ce5" table:formula="of:=1/([.A11]+0.42)" office:value-type="float" office:value="0.126262626262626" calcext:value-type="float">
            <text:p>0.126262626262626</text:p>
          </table:table-cell>
          <table:table-cell table:style-name="ce5" table:formula="of:=1/[.A11]" office:value-type="float" office:value="0.133333333333333" calcext:value-type="float">
            <text:p>0.133333333333333</text:p>
          </table:table-cell>
          <table:table-cell table:style-name="ce5" table:formula="of:=1/([.A11]+[.$E$3])" office:value-type="float" office:value="0.108186750578864" calcext:value-type="float">
            <text:p>0.108186750578864</text:p>
          </table:table-cell>
          <table:table-cell table:style-name="ce5" table:formula="of:=([.F11]/1023)*[.$B$3]" office:value-type="float" office:value="1.69403714565005" calcext:value-type="float">
            <text:p>1.69403714565005</text:p>
          </table:table-cell>
          <table:table-cell table:style-name="ce9" office:value-type="float" office:value="346.6" calcext:value-type="float">
            <text:p>346.6</text:p>
          </table:table-cell>
          <table:table-cell table:style-name="ce12" table:formula="of:=[.$J$2]*[.F11]+[.$L$2]" office:value-type="float" office:value="0.12864" calcext:value-type="float">
            <text:p>0.12864</text:p>
          </table:table-cell>
          <table:table-cell table:style-name="ce12" table:formula="of:=[.G11]^-1" office:value-type="float" office:value="7.77363184079602" calcext:value-type="float">
            <text:p>7.77363184079602</text:p>
          </table:table-cell>
          <table:table-cell table:style-name="ce12" table:formula="of:=[.J11]^2" office:value-type="float" office:value="0.0748743842974181" calcext:value-type="float">
            <text:p>0.074874384297418</text:p>
          </table:table-cell>
          <table:table-cell table:style-name="ce12" table:formula="of:=[.A11]-[.H11]" office:value-type="float" office:value="-0.273631840796019" calcext:value-type="float">
            <text:p>-0.273631840796019</text:p>
          </table:table-cell>
          <table:table-cell table:style-name="ce12" table:formula="of:=[.$J$3]*[.F11]+[.$L$3]" office:value-type="float" office:value="0.109446" calcext:value-type="float">
            <text:p>0.109446</text:p>
          </table:table-cell>
          <table:table-cell table:style-name="ce12" table:formula="of:=([.K11]^-1)-[.$E$3]" office:value-type="float" office:value="7.39364992773676" calcext:value-type="float">
            <text:p>7.39364992773676</text:p>
          </table:table-cell>
          <table:table-cell table:style-name="ce12" table:formula="of:=[.N11]^2" office:value-type="float" office:value="0.0113103378703971" calcext:value-type="float">
            <text:p>0.011310337870397</text:p>
          </table:table-cell>
          <table:table-cell table:style-name="ce12" table:formula="of:=[.A11]-[.L11]" office:value-type="float" office:value="0.106350072263243" calcext:value-type="float">
            <text:p>0.106350072263243</text:p>
          </table:table-cell>
          <table:table-cell table:number-columns-repeated="1010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 table:formula="of:=1/([.A12]+0.42)" office:value-type="float" office:value="0.106157112526539" calcext:value-type="float">
            <text:p>0.106157112526539</text:p>
          </table:table-cell>
          <table:table-cell table:style-name="ce5" table:formula="of:=1/[.A12]" office:value-type="float" office:value="0.111111111111111" calcext:value-type="float">
            <text:p>0.111111111111111</text:p>
          </table:table-cell>
          <table:table-cell table:style-name="ce5" table:formula="of:=1/([.A12]+[.$E$3])" office:value-type="float" office:value="0.0930814768066709" calcext:value-type="float">
            <text:p>0.093081476806671</text:p>
          </table:table-cell>
          <table:table-cell table:style-name="ce5" table:formula="of:=([.F12]/1023)*[.$B$3]" office:value-type="float" office:value="1.48093841642229" calcext:value-type="float">
            <text:p>1.48093841642229</text:p>
          </table:table-cell>
          <table:table-cell table:style-name="ce9" office:value-type="float" office:value="303" calcext:value-type="float">
            <text:p>303</text:p>
          </table:table-cell>
          <table:table-cell table:style-name="ce12" table:formula="of:=[.$J$2]*[.F12]+[.$L$2]" office:value-type="float" office:value="0.1112" calcext:value-type="float">
            <text:p>0.1112</text:p>
          </table:table-cell>
          <table:table-cell table:style-name="ce12" table:formula="of:=[.G12]^-1" office:value-type="float" office:value="8.99280575539568" calcext:value-type="float">
            <text:p>8.99280575539568</text:p>
          </table:table-cell>
          <table:table-cell table:style-name="ce12" table:formula="of:=[.J12]^2" office:value-type="float" office:value="0.0000517571554267499" calcext:value-type="float">
            <text:p>5.17571554267499E-05</text:p>
          </table:table-cell>
          <table:table-cell table:style-name="ce12" table:formula="of:=[.A12]-[.H12]" office:value-type="float" office:value="0.00719424460431739" calcext:value-type="float">
            <text:p>0.007194244604317</text:p>
          </table:table-cell>
          <table:table-cell table:style-name="ce12" table:formula="of:=[.$J$3]*[.F12]+[.$L$3]" office:value-type="float" office:value="0.09593" calcext:value-type="float">
            <text:p>0.09593</text:p>
          </table:table-cell>
          <table:table-cell table:style-name="ce12" table:formula="of:=([.K12]^-1)-[.$E$3]" office:value-type="float" office:value="8.6809916503054" calcext:value-type="float">
            <text:p>8.6809916503054</text:p>
          </table:table-cell>
          <table:table-cell table:style-name="ce12" table:formula="of:=[.N12]^2" office:value-type="float" office:value="0.101766327174871" calcext:value-type="float">
            <text:p>0.101766327174871</text:p>
          </table:table-cell>
          <table:table-cell table:style-name="ce12" table:formula="of:=[.A12]-[.L12]" office:value-type="float" office:value="0.319008349694599" calcext:value-type="float">
            <text:p>0.319008349694599</text:p>
          </table:table-cell>
          <table:table-cell table:number-columns-repeated="1010"/>
        </table:table-row>
        <table:table-row table:style-name="ro3">
          <table:table-cell table:style-name="ce4" office:value-type="float" office:value="10.5" calcext:value-type="float">
            <text:p>10.5</text:p>
          </table:table-cell>
          <table:table-cell table:style-name="ce5" table:formula="of:=1/([.A13]+0.42)" office:value-type="float" office:value="0.0915750915750916" calcext:value-type="float">
            <text:p>0.091575091575092</text:p>
          </table:table-cell>
          <table:table-cell table:style-name="ce5" table:formula="of:=1/[.A13]" office:value-type="float" office:value="0.0952380952380952" calcext:value-type="float">
            <text:p>0.095238095238095</text:p>
          </table:table-cell>
          <table:table-cell table:style-name="ce5" table:formula="of:=1/([.A13]+[.$E$3])" office:value-type="float" office:value="0.081677485366954" calcext:value-type="float">
            <text:p>0.081677485366954</text:p>
          </table:table-cell>
          <table:table-cell table:style-name="ce5" table:formula="of:=([.F13]/1023)*[.$B$3]" office:value-type="float" office:value="1.27956989247312" calcext:value-type="float">
            <text:p>1.27956989247312</text:p>
          </table:table-cell>
          <table:table-cell table:style-name="ce9" office:value-type="float" office:value="261.8" calcext:value-type="float">
            <text:p>261.8</text:p>
          </table:table-cell>
          <table:table-cell table:style-name="ce12" table:formula="of:=[.$J$2]*[.F13]+[.$L$2]" office:value-type="float" office:value="0.09472" calcext:value-type="float">
            <text:p>0.09472</text:p>
          </table:table-cell>
          <table:table-cell table:style-name="ce12" table:formula="of:=[.G13]^-1" office:value-type="float" office:value="10.5574324324324" calcext:value-type="float">
            <text:p>10.5574324324324</text:p>
          </table:table-cell>
          <table:table-cell table:style-name="ce12" table:formula="of:=[.J13]^2" office:value-type="float" office:value="0.00329848429510582" calcext:value-type="float">
            <text:p>0.003298484295106</text:p>
          </table:table-cell>
          <table:table-cell table:style-name="ce12" table:formula="of:=[.A13]-[.H13]" office:value-type="float" office:value="-0.0574324324324316" calcext:value-type="float">
            <text:p>-0.057432432432432</text:p>
          </table:table-cell>
          <table:table-cell table:style-name="ce12" table:formula="of:=[.$J$3]*[.F13]+[.$L$3]" office:value-type="float" office:value="0.083158" calcext:value-type="float">
            <text:p>0.083158</text:p>
          </table:table-cell>
          <table:table-cell table:style-name="ce12" table:formula="of:=([.K13]^-1)-[.$E$3]" office:value-type="float" office:value="10.2820251889069" calcext:value-type="float">
            <text:p>10.2820251889069</text:p>
          </table:table-cell>
          <table:table-cell table:style-name="ce12" table:formula="of:=[.N13]^2" office:value-type="float" office:value="0.047513018271075" calcext:value-type="float">
            <text:p>0.047513018271075</text:p>
          </table:table-cell>
          <table:table-cell table:style-name="ce12" table:formula="of:=[.A13]-[.L13]" office:value-type="float" office:value="0.217974811093105" calcext:value-type="float">
            <text:p>0.217974811093105</text:p>
          </table:table-cell>
          <table:table-cell table:number-columns-repeated="101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 table:formula="of:=1/([.A14]+0.42)" office:value-type="float" office:value="0.0805152979066023" calcext:value-type="float">
            <text:p>0.080515297906602</text:p>
          </table:table-cell>
          <table:table-cell table:style-name="ce5" table:formula="of:=1/[.A14]" office:value-type="float" office:value="0.0833333333333333" calcext:value-type="float">
            <text:p>0.083333333333333</text:p>
          </table:table-cell>
          <table:table-cell table:style-name="ce5" table:formula="of:=1/([.A14]+[.$E$3])" office:value-type="float" office:value="0.0727628548487091" calcext:value-type="float">
            <text:p>0.072762854848709</text:p>
          </table:table-cell>
          <table:table-cell table:style-name="ce5" table:formula="of:=([.F14]/1023)*[.$B$3]" office:value-type="float" office:value="1.11045943304008" calcext:value-type="float">
            <text:p>1.11045943304008</text:p>
          </table:table-cell>
          <table:table-cell table:style-name="ce9" office:value-type="float" office:value="227.2" calcext:value-type="float">
            <text:p>227.2</text:p>
          </table:table-cell>
          <table:table-cell table:style-name="ce12" table:formula="of:=[.$J$2]*[.F14]+[.$L$2]" office:value-type="float" office:value="0.08088" calcext:value-type="float">
            <text:p>0.08088</text:p>
          </table:table-cell>
          <table:table-cell table:style-name="ce12" table:formula="of:=[.G14]^-1" office:value-type="float" office:value="12.3639960435213" calcext:value-type="float">
            <text:p>12.3639960435213</text:p>
          </table:table-cell>
          <table:table-cell table:style-name="ce12" table:formula="of:=[.J14]^2" office:value-type="float" office:value="0.132493119699135" calcext:value-type="float">
            <text:p>0.132493119699135</text:p>
          </table:table-cell>
          <table:table-cell table:style-name="ce12" table:formula="of:=[.A14]-[.H14]" office:value-type="float" office:value="-0.363996043521265" calcext:value-type="float">
            <text:p>-0.363996043521265</text:p>
          </table:table-cell>
          <table:table-cell table:style-name="ce12" table:formula="of:=[.$J$3]*[.F14]+[.$L$3]" office:value-type="float" office:value="0.072432" calcext:value-type="float">
            <text:p>0.072432</text:p>
          </table:table-cell>
          <table:table-cell table:style-name="ce12" table:formula="of:=([.K14]^-1)-[.$E$3]" office:value-type="float" office:value="12.0627765285592" calcext:value-type="float">
            <text:p>12.0627765285592</text:p>
          </table:table-cell>
          <table:table-cell table:style-name="ce12" table:formula="of:=[.N14]^2" office:value-type="float" office:value="0.00394089253794265" calcext:value-type="float">
            <text:p>0.003940892537943</text:p>
          </table:table-cell>
          <table:table-cell table:style-name="ce12" table:formula="of:=[.A14]-[.L14]" office:value-type="float" office:value="-0.0627765285591888" calcext:value-type="float">
            <text:p>-0.062776528559189</text:p>
          </table:table-cell>
          <table:table-cell table:number-columns-repeated="1010"/>
        </table:table-row>
        <table:table-row table:style-name="ro3">
          <table:table-cell table:style-name="ce4" office:value-type="float" office:value="13.5" calcext:value-type="float">
            <text:p>13.5</text:p>
          </table:table-cell>
          <table:table-cell table:style-name="ce5" table:formula="of:=1/([.A15]+0.42)" office:value-type="float" office:value="0.0718390804597701" calcext:value-type="float">
            <text:p>0.07183908045977</text:p>
          </table:table-cell>
          <table:table-cell table:style-name="ce5" table:formula="of:=1/[.A15]" office:value-type="float" office:value="0.0740740740740741" calcext:value-type="float">
            <text:p>0.074074074074074</text:p>
          </table:table-cell>
          <table:table-cell table:style-name="ce5" table:formula="of:=1/([.A15]+[.$E$3])" office:value-type="float" office:value="0.0656026957102371" calcext:value-type="float">
            <text:p>0.065602695710237</text:p>
          </table:table-cell>
          <table:table-cell table:style-name="ce5" table:formula="of:=([.F15]/1023)*[.$B$3]" office:value-type="float" office:value="1.00879765395894" calcext:value-type="float">
            <text:p>1.00879765395894</text:p>
          </table:table-cell>
          <table:table-cell table:style-name="ce9" office:value-type="float" office:value="206.4" calcext:value-type="float">
            <text:p>206.4</text:p>
          </table:table-cell>
          <table:table-cell table:style-name="ce12" table:formula="of:=[.$J$2]*[.F15]+[.$L$2]" office:value-type="float" office:value="0.07256" calcext:value-type="float">
            <text:p>0.07256</text:p>
          </table:table-cell>
          <table:table-cell table:style-name="ce12" table:formula="of:=[.G15]^-1" office:value-type="float" office:value="13.7816979051819" calcext:value-type="float">
            <text:p>13.7816979051819</text:p>
          </table:table-cell>
          <table:table-cell table:style-name="ce12" table:formula="of:=[.J15]^2" office:value-type="float" office:value="0.07935370978388" calcext:value-type="float">
            <text:p>0.07935370978388</text:p>
          </table:table-cell>
          <table:table-cell table:style-name="ce12" table:formula="of:=[.A15]-[.H15]" office:value-type="float" office:value="-0.281697905181916" calcext:value-type="float">
            <text:p>-0.281697905181916</text:p>
          </table:table-cell>
          <table:table-cell table:style-name="ce12" table:formula="of:=[.$J$3]*[.F15]+[.$L$3]" office:value-type="float" office:value="0.065984" calcext:value-type="float">
            <text:p>0.065984</text:p>
          </table:table-cell>
          <table:table-cell table:style-name="ce12" table:formula="of:=([.K15]^-1)-[.$E$3]" office:value-type="float" office:value="13.4119130918714" calcext:value-type="float">
            <text:p>13.4119130918714</text:p>
          </table:table-cell>
          <table:table-cell table:style-name="ce12" table:formula="of:=[.N15]^2" office:value-type="float" office:value="0.00775930338365368" calcext:value-type="float">
            <text:p>0.007759303383654</text:p>
          </table:table-cell>
          <table:table-cell table:style-name="ce12" table:formula="of:=[.A15]-[.L15]" office:value-type="float" office:value="0.0880869081285844" calcext:value-type="float">
            <text:p>0.088086908128585</text:p>
          </table:table-cell>
          <table:table-cell table:number-columns-repeated="101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5" table:formula="of:=1/([.A16]+0.42)" office:value-type="float" office:value="0.0648508430609598" calcext:value-type="float">
            <text:p>0.06485084306096</text:p>
          </table:table-cell>
          <table:table-cell table:style-name="ce5" table:formula="of:=1/[.A16]" office:value-type="float" office:value="0.0666666666666667" calcext:value-type="float">
            <text:p>0.066666666666667</text:p>
          </table:table-cell>
          <table:table-cell table:style-name="ce5" table:formula="of:=1/([.A16]+[.$E$3])" office:value-type="float" office:value="0.0597254681412994" calcext:value-type="float">
            <text:p>0.059725468141299</text:p>
          </table:table-cell>
          <table:table-cell table:style-name="ce5" table:formula="of:=([.F16]/1023)*[.$B$3]" office:value-type="float" office:value="0.926686217008798" calcext:value-type="float">
            <text:p>0.926686217008798</text:p>
          </table:table-cell>
          <table:table-cell table:style-name="ce9" office:value-type="float" office:value="189.6" calcext:value-type="float">
            <text:p>189.6</text:p>
          </table:table-cell>
          <table:table-cell table:style-name="ce12" table:formula="of:=[.$J$2]*[.F16]+[.$L$2]" office:value-type="float" office:value="0.06584" calcext:value-type="float">
            <text:p>0.06584</text:p>
          </table:table-cell>
          <table:table-cell table:style-name="ce12" table:formula="of:=[.G16]^-1" office:value-type="float" office:value="15.1883353584447" calcext:value-type="float">
            <text:p>15.1883353584447</text:p>
          </table:table-cell>
          <table:table-cell table:style-name="ce12" table:formula="of:=[.J16]^2" office:value-type="float" office:value="0.0354702072404983" calcext:value-type="float">
            <text:p>0.035470207240498</text:p>
          </table:table-cell>
          <table:table-cell table:style-name="ce12" table:formula="of:=[.A16]-[.H16]" office:value-type="float" office:value="-0.188335358444713" calcext:value-type="float">
            <text:p>-0.188335358444713</text:p>
          </table:table-cell>
          <table:table-cell table:style-name="ce12" table:formula="of:=[.$J$3]*[.F16]+[.$L$3]" office:value-type="float" office:value="0.060776" calcext:value-type="float">
            <text:p>0.060776</text:p>
          </table:table-cell>
          <table:table-cell table:style-name="ce12" table:formula="of:=([.K16]^-1)-[.$E$3]" office:value-type="float" office:value="14.7105873222296" calcext:value-type="float">
            <text:p>14.7105873222296</text:p>
          </table:table-cell>
          <table:table-cell table:style-name="ce12" table:formula="of:=[.N16]^2" office:value-type="float" office:value="0.0837596980542397" calcext:value-type="float">
            <text:p>0.08375969805424</text:p>
          </table:table-cell>
          <table:table-cell table:style-name="ce12" table:formula="of:=[.A16]-[.L16]" office:value-type="float" office:value="0.289412677770411" calcext:value-type="float">
            <text:p>0.289412677770411</text:p>
          </table:table-cell>
          <table:table-cell table:number-columns-repeated="1010"/>
        </table:table-row>
        <table:table-row table:style-name="ro3">
          <table:table-cell table:style-name="ce4" office:value-type="float" office:value="16.5" calcext:value-type="float">
            <text:p>16.5</text:p>
          </table:table-cell>
          <table:table-cell table:style-name="ce5" table:formula="of:=1/([.A17]+0.42)" office:value-type="float" office:value="0.0591016548463357" calcext:value-type="float">
            <text:p>0.059101654846336</text:p>
          </table:table-cell>
          <table:table-cell table:style-name="ce5" table:formula="of:=1/[.A17]" office:value-type="float" office:value="0.0606060606060606" calcext:value-type="float">
            <text:p>0.060606060606061</text:p>
          </table:table-cell>
          <table:table-cell table:style-name="ce5" table:formula="of:=1/([.A17]+[.$E$3])" office:value-type="float" office:value="0.0548147162570704" calcext:value-type="float">
            <text:p>0.05481471625707</text:p>
          </table:table-cell>
          <table:table-cell table:style-name="ce5" table:formula="of:=([.F17]/1023)*[.$B$3]" office:value-type="float" office:value="0.852394916911046" calcext:value-type="float">
            <text:p>0.852394916911046</text:p>
          </table:table-cell>
          <table:table-cell table:style-name="ce9" office:value-type="float" office:value="174.4" calcext:value-type="float">
            <text:p>174.4</text:p>
          </table:table-cell>
          <table:table-cell table:style-name="ce12" table:formula="of:=[.$J$2]*[.F17]+[.$L$2]" office:value-type="float" office:value="0.05976" calcext:value-type="float">
            <text:p>0.05976</text:p>
          </table:table-cell>
          <table:table-cell table:style-name="ce12" table:formula="of:=[.G17]^-1" office:value-type="float" office:value="16.7336010709505" calcext:value-type="float">
            <text:p>16.7336010709505</text:p>
          </table:table-cell>
          <table:table-cell table:style-name="ce12" table:formula="of:=[.J17]^2" office:value-type="float" office:value="0.0545694603492051" calcext:value-type="float">
            <text:p>0.054569460349205</text:p>
          </table:table-cell>
          <table:table-cell table:style-name="ce12" table:formula="of:=[.A17]-[.H17]" office:value-type="float" office:value="-0.233601070950467" calcext:value-type="float">
            <text:p>-0.233601070950467</text:p>
          </table:table-cell>
          <table:table-cell table:style-name="ce12" table:formula="of:=[.$J$3]*[.F17]+[.$L$3]" office:value-type="float" office:value="0.056064" calcext:value-type="float">
            <text:p>0.056064</text:p>
          </table:table-cell>
          <table:table-cell table:style-name="ce12" table:formula="of:=([.K17]^-1)-[.$E$3]" office:value-type="float" office:value="16.0934819459786" calcext:value-type="float">
            <text:p>16.0934819459786</text:p>
          </table:table-cell>
          <table:table-cell table:style-name="ce12" table:formula="of:=[.N17]^2" office:value-type="float" office:value="0.165256928245373" calcext:value-type="float">
            <text:p>0.165256928245373</text:p>
          </table:table-cell>
          <table:table-cell table:style-name="ce12" table:formula="of:=[.A17]-[.L17]" office:value-type="float" office:value="0.406518054021433" calcext:value-type="float">
            <text:p>0.406518054021433</text:p>
          </table:table-cell>
          <table:table-cell table:number-columns-repeated="101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5" table:formula="of:=1/([.A18]+0.42)" office:value-type="float" office:value="0.0542888165038002" calcext:value-type="float">
            <text:p>0.0542888165038</text:p>
          </table:table-cell>
          <table:table-cell table:style-name="ce5" table:formula="of:=1/[.A18]" office:value-type="float" office:value="0.0555555555555556" calcext:value-type="float">
            <text:p>0.055555555555556</text:p>
          </table:table-cell>
          <table:table-cell table:style-name="ce5" table:formula="of:=1/([.A18]+[.$E$3])" office:value-type="float" office:value="0.0506501554112076" calcext:value-type="float">
            <text:p>0.050650155411208</text:p>
          </table:table-cell>
          <table:table-cell table:style-name="ce5" table:formula="of:=([.F18]/1023)*[.$B$3]" office:value-type="float" office:value="0.807429130009775" calcext:value-type="float">
            <text:p>0.807429130009775</text:p>
          </table:table-cell>
          <table:table-cell table:style-name="ce9" office:value-type="float" office:value="165.2" calcext:value-type="float">
            <text:p>165.2</text:p>
          </table:table-cell>
          <table:table-cell table:style-name="ce12" table:formula="of:=[.$J$2]*[.F18]+[.$L$2]" office:value-type="float" office:value="0.05608" calcext:value-type="float">
            <text:p>0.05608</text:p>
          </table:table-cell>
          <table:table-cell table:style-name="ce12" table:formula="of:=[.G18]^-1" office:value-type="float" office:value="17.8316690442225" calcext:value-type="float">
            <text:p>17.8316690442225</text:p>
          </table:table-cell>
          <table:table-cell table:style-name="ce12" table:formula="of:=[.J18]^2" office:value-type="float" office:value="0.0283353106729532" calcext:value-type="float">
            <text:p>0.028335310672953</text:p>
          </table:table-cell>
          <table:table-cell table:style-name="ce12" table:formula="of:=[.A18]-[.H18]" office:value-type="float" office:value="0.16833095577746" calcext:value-type="float">
            <text:p>0.16833095577746</text:p>
          </table:table-cell>
          <table:table-cell table:style-name="ce12" table:formula="of:=[.$J$3]*[.F18]+[.$L$3]" office:value-type="float" office:value="0.053212" calcext:value-type="float">
            <text:p>0.053212</text:p>
          </table:table-cell>
          <table:table-cell table:style-name="ce12" table:formula="of:=([.K18]^-1)-[.$E$3]" office:value-type="float" office:value="17.0494774693559" calcext:value-type="float">
            <text:p>17.0494774693559</text:p>
          </table:table-cell>
          <table:table-cell table:style-name="ce12" table:formula="of:=[.N18]^2" office:value-type="float" office:value="0.903493081262072" calcext:value-type="float">
            <text:p>0.903493081262072</text:p>
          </table:table-cell>
          <table:table-cell table:style-name="ce12" table:formula="of:=[.A18]-[.L18]" office:value-type="float" office:value="0.950522530644104" calcext:value-type="float">
            <text:p>0.950522530644104</text:p>
          </table:table-cell>
          <table:table-cell table:number-columns-repeated="1010"/>
        </table:table-row>
        <table:table-row table:style-name="ro3">
          <table:table-cell table:style-name="ce4" office:value-type="float" office:value="19.5" calcext:value-type="float">
            <text:p>19.5</text:p>
          </table:table-cell>
          <table:table-cell table:style-name="ce5" table:formula="of:=1/([.A19]+0.42)" office:value-type="float" office:value="0.0502008032128514" calcext:value-type="float">
            <text:p>0.050200803212851</text:p>
          </table:table-cell>
          <table:table-cell table:style-name="ce5" table:formula="of:=1/[.A19]" office:value-type="float" office:value="0.0512820512820513" calcext:value-type="float">
            <text:p>0.051282051282051</text:p>
          </table:table-cell>
          <table:table-cell table:style-name="ce5" table:formula="of:=1/([.A19]+[.$E$3])" office:value-type="float" office:value="0.0470737186621737" calcext:value-type="float">
            <text:p>0.047073718662174</text:p>
          </table:table-cell>
          <table:table-cell table:style-name="ce5" table:formula="of:=([.F19]/1023)*[.$B$3]" office:value-type="float" office:value="0.75366568914956" calcext:value-type="float">
            <text:p>0.75366568914956</text:p>
          </table:table-cell>
          <table:table-cell table:style-name="ce9" office:value-type="float" office:value="154.2" calcext:value-type="float">
            <text:p>154.2</text:p>
          </table:table-cell>
          <table:table-cell table:style-name="ce12" table:formula="of:=[.$J$2]*[.F19]+[.$L$2]" office:value-type="float" office:value="0.05168" calcext:value-type="float">
            <text:p>0.05168</text:p>
          </table:table-cell>
          <table:table-cell table:style-name="ce12" table:formula="of:=[.G19]^-1" office:value-type="float" office:value="19.3498452012384" calcext:value-type="float">
            <text:p>19.3498452012384</text:p>
          </table:table-cell>
          <table:table-cell table:style-name="ce12" table:formula="of:=[.J19]^2" office:value-type="float" office:value="0.0225464635911392" calcext:value-type="float">
            <text:p>0.022546463591139</text:p>
          </table:table-cell>
          <table:table-cell table:style-name="ce12" table:formula="of:=[.A19]-[.H19]" office:value-type="float" office:value="0.150154798761609" calcext:value-type="float">
            <text:p>0.150154798761609</text:p>
          </table:table-cell>
          <table:table-cell table:style-name="ce12" table:formula="of:=[.$J$3]*[.F19]+[.$L$3]" office:value-type="float" office:value="0.049802" calcext:value-type="float">
            <text:p>0.049802</text:p>
          </table:table-cell>
          <table:table-cell table:style-name="ce12" table:formula="of:=([.K19]^-1)-[.$E$3]" office:value-type="float" office:value="18.3362388340315" calcext:value-type="float">
            <text:p>18.3362388340315</text:p>
          </table:table-cell>
          <table:table-cell table:style-name="ce12" table:formula="of:=[.N19]^2" office:value-type="float" office:value="1.35434005141633" calcext:value-type="float">
            <text:p>1.35434005141633</text:p>
          </table:table-cell>
          <table:table-cell table:style-name="ce12" table:formula="of:=[.A19]-[.L19]" office:value-type="float" office:value="1.16376116596848" calcext:value-type="float">
            <text:p>1.16376116596848</text:p>
          </table:table-cell>
          <table:table-cell table:number-columns-repeated="1010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5" table:formula="of:=1/([.A20]+0.42)" office:value-type="float" office:value="0.0466853408029879" calcext:value-type="float">
            <text:p>0.046685340802988</text:p>
          </table:table-cell>
          <table:table-cell table:style-name="ce5" table:formula="of:=1/[.A20]" office:value-type="float" office:value="0.0476190476190476" calcext:value-type="float">
            <text:p>0.047619047619048</text:p>
          </table:table-cell>
          <table:table-cell table:style-name="ce5" table:formula="of:=1/([.A20]+[.$E$3])" office:value-type="float" office:value="0.0439690393778923" calcext:value-type="float">
            <text:p>0.043969039377892</text:p>
          </table:table-cell>
          <table:table-cell table:style-name="ce5" table:formula="of:=([.F20]/1023)*[.$B$3]" office:value-type="float" office:value="0.714565004887586" calcext:value-type="float">
            <text:p>0.714565004887586</text:p>
          </table:table-cell>
          <table:table-cell table:style-name="ce9" office:value-type="float" office:value="146.2" calcext:value-type="float">
            <text:p>146.2</text:p>
          </table:table-cell>
          <table:table-cell table:style-name="ce12" table:formula="of:=[.$J$2]*[.F20]+[.$L$2]" office:value-type="float" office:value="0.04848" calcext:value-type="float">
            <text:p>0.04848</text:p>
          </table:table-cell>
          <table:table-cell table:style-name="ce12" table:formula="of:=[.G20]^-1" office:value-type="float" office:value="20.6270627062706" calcext:value-type="float">
            <text:p>20.6270627062706</text:p>
          </table:table-cell>
          <table:table-cell table:style-name="ce12" table:formula="of:=[.J20]^2" office:value-type="float" office:value="0.139082225054188" calcext:value-type="float">
            <text:p>0.139082225054188</text:p>
          </table:table-cell>
          <table:table-cell table:style-name="ce12" table:formula="of:=[.A20]-[.H20]" office:value-type="float" office:value="0.372937293729372" calcext:value-type="float">
            <text:p>0.372937293729372</text:p>
          </table:table-cell>
          <table:table-cell table:style-name="ce12" table:formula="of:=[.$J$3]*[.F20]+[.$L$3]" office:value-type="float" office:value="0.047322" calcext:value-type="float">
            <text:p>0.047322</text:p>
          </table:table-cell>
          <table:table-cell table:style-name="ce12" table:formula="of:=([.K20]^-1)-[.$E$3]" office:value-type="float" office:value="19.3885442501112" calcext:value-type="float">
            <text:p>19.3885442501112</text:p>
          </table:table-cell>
          <table:table-cell table:style-name="ce12" table:formula="of:=[.N20]^2" office:value-type="float" office:value="2.59678963384967" calcext:value-type="float">
            <text:p>2.59678963384967</text:p>
          </table:table-cell>
          <table:table-cell table:style-name="ce12" table:formula="of:=[.A20]-[.L20]" office:value-type="float" office:value="1.6114557498888" calcext:value-type="float">
            <text:p>1.6114557498888</text:p>
          </table:table-cell>
          <table:table-cell table:number-columns-repeated="1010"/>
        </table:table-row>
        <table:table-row table:style-name="ro3">
          <table:table-cell table:style-name="ce4" office:value-type="float" office:value="22.5" calcext:value-type="float">
            <text:p>22.5</text:p>
          </table:table-cell>
          <table:table-cell table:style-name="ce5" table:formula="of:=1/([.A21]+0.42)" office:value-type="float" office:value="0.043630017452007" calcext:value-type="float">
            <text:p>0.043630017452007</text:p>
          </table:table-cell>
          <table:table-cell table:style-name="ce5" table:formula="of:=1/[.A21]" office:value-type="float" office:value="0.0444444444444444" calcext:value-type="float">
            <text:p>0.044444444444445</text:p>
          </table:table-cell>
          <table:table-cell table:style-name="ce5" table:formula="of:=1/([.A21]+[.$E$3])" office:value-type="float" office:value="0.0412485506557939" calcext:value-type="float">
            <text:p>0.041248550655794</text:p>
          </table:table-cell>
          <table:table-cell table:style-name="ce5" table:formula="of:=([.F21]/1023)*[.$B$3]" office:value-type="float" office:value="0.696969696969697" calcext:value-type="float">
            <text:p>0.696969696969697</text:p>
          </table:table-cell>
          <table:table-cell table:style-name="ce9" office:value-type="float" office:value="142.6" calcext:value-type="float">
            <text:p>142.6</text:p>
          </table:table-cell>
          <table:table-cell table:style-name="ce12" table:formula="of:=[.$J$2]*[.F21]+[.$L$2]" office:value-type="float" office:value="0.04704" calcext:value-type="float">
            <text:p>0.04704</text:p>
          </table:table-cell>
          <table:table-cell table:style-name="ce12" table:formula="of:=[.G21]^-1" office:value-type="float" office:value="21.2585034013605" calcext:value-type="float">
            <text:p>21.2585034013605</text:p>
          </table:table-cell>
          <table:table-cell table:style-name="ce12" table:formula="of:=[.J21]^2" office:value-type="float" office:value="1.54131380443333" calcext:value-type="float">
            <text:p>1.54131380443333</text:p>
          </table:table-cell>
          <table:table-cell table:style-name="ce12" table:formula="of:=[.A21]-[.H21]" office:value-type="float" office:value="1.24149659863945" calcext:value-type="float">
            <text:p>1.24149659863945</text:p>
          </table:table-cell>
          <table:table-cell table:style-name="ce12" table:formula="of:=[.$J$3]*[.F21]+[.$L$3]" office:value-type="float" office:value="0.046206" calcext:value-type="float">
            <text:p>0.046206</text:p>
          </table:table-cell>
          <table:table-cell table:style-name="ce12" table:formula="of:=([.K21]^-1)-[.$E$3]" office:value-type="float" office:value="19.8989349233835" calcext:value-type="float">
            <text:p>19.8989349233835</text:p>
          </table:table-cell>
          <table:table-cell table:style-name="ce12" table:formula="of:=[.N21]^2" office:value-type="float" office:value="6.76553953279396" calcext:value-type="float">
            <text:p>6.76553953279396</text:p>
          </table:table-cell>
          <table:table-cell table:style-name="ce12" table:formula="of:=[.A21]-[.L21]" office:value-type="float" office:value="2.60106507661649" calcext:value-type="float">
            <text:p>2.60106507661649</text:p>
          </table:table-cell>
          <table:table-cell table:number-columns-repeated="101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5" table:formula="of:=1/([.A22]+0.42)" office:value-type="float" office:value="0.040950040950041" calcext:value-type="float">
            <text:p>0.040950040950041</text:p>
          </table:table-cell>
          <table:table-cell table:style-name="ce5" table:formula="of:=1/[.A22]" office:value-type="float" office:value="0.0416666666666667" calcext:value-type="float">
            <text:p>0.041666666666667</text:p>
          </table:table-cell>
          <table:table-cell table:style-name="ce5" table:formula="of:=1/([.A22]+[.$E$3])" office:value-type="float" office:value="0.0388450948611312" calcext:value-type="float">
            <text:p>0.038845094861131</text:p>
          </table:table-cell>
          <table:table-cell table:style-name="ce5" table:formula="of:=([.F22]/1023)*[.$B$3]" office:value-type="float" office:value="0.681329423264907" calcext:value-type="float">
            <text:p>0.681329423264907</text:p>
          </table:table-cell>
          <table:table-cell table:style-name="ce9" office:value-type="float" office:value="139.4" calcext:value-type="float">
            <text:p>139.4</text:p>
          </table:table-cell>
          <table:table-cell table:style-name="ce12" table:formula="of:=[.$J$2]*[.F22]+[.$L$2]" office:value-type="float" office:value="0.04576" calcext:value-type="float">
            <text:p>0.04576</text:p>
          </table:table-cell>
          <table:table-cell table:style-name="ce12" table:formula="of:=[.G22]^-1" office:value-type="float" office:value="21.8531468531469" calcext:value-type="float">
            <text:p>21.8531468531469</text:p>
          </table:table-cell>
          <table:table-cell table:style-name="ce12" table:formula="of:=[.J22]^2" office:value-type="float" office:value="4.60897843415326" calcext:value-type="float">
            <text:p>4.60897843415326</text:p>
          </table:table-cell>
          <table:table-cell table:style-name="ce12" table:formula="of:=[.A22]-[.H22]" office:value-type="float" office:value="2.14685314685315" calcext:value-type="float">
            <text:p>2.14685314685315</text:p>
          </table:table-cell>
          <table:table-cell table:style-name="ce12" table:formula="of:=[.$J$3]*[.F22]+[.$L$3]" office:value-type="float" office:value="0.045214" calcext:value-type="float">
            <text:p>0.045214</text:p>
          </table:table-cell>
          <table:table-cell table:style-name="ce12" table:formula="of:=([.K22]^-1)-[.$E$3]" office:value-type="float" office:value="20.3737673487501" calcext:value-type="float">
            <text:p>20.3737673487501</text:p>
          </table:table-cell>
          <table:table-cell table:style-name="ce12" table:formula="of:=[.N22]^2" office:value-type="float" office:value="13.1495632409907" calcext:value-type="float">
            <text:p>13.1495632409907</text:p>
          </table:table-cell>
          <table:table-cell table:style-name="ce12" table:formula="of:=[.A22]-[.L22]" office:value-type="float" office:value="3.62623265124988" calcext:value-type="float">
            <text:p>3.62623265124988</text:p>
          </table:table-cell>
          <table:table-cell table:number-columns-repeated="1010"/>
        </table:table-row>
        <table:table-row table:style-name="ro3">
          <table:table-cell table:style-name="ce4" office:value-type="float" office:value="25.5" calcext:value-type="float">
            <text:p>25.5</text:p>
          </table:table-cell>
          <table:table-cell table:style-name="ce5" table:formula="of:=1/([.A23]+0.42)" office:value-type="float" office:value="0.0385802469135802" calcext:value-type="float">
            <text:p>0.03858024691358</text:p>
          </table:table-cell>
          <table:table-cell table:style-name="ce5" table:formula="of:=1/[.A23]" office:value-type="float" office:value="0.0392156862745098" calcext:value-type="float">
            <text:p>0.03921568627451</text:p>
          </table:table-cell>
          <table:table-cell table:style-name="ce5" table:formula="of:=1/([.A23]+[.$E$3])" office:value-type="float" office:value="0.0367063050109058" calcext:value-type="float">
            <text:p>0.036706305010906</text:p>
          </table:table-cell>
          <table:table-cell table:style-name="ce5" table:formula="of:=([.F23]/1023)*[.$B$3]" office:value-type="float" office:value="0.713587487781036" calcext:value-type="float">
            <text:p>0.713587487781036</text:p>
          </table:table-cell>
          <table:table-cell table:style-name="ce9" office:value-type="float" office:value="146" calcext:value-type="float">
            <text:p>146</text:p>
          </table:table-cell>
          <table:table-cell table:style-name="ce12" table:formula="of:=[.$J$2]*[.F23]+[.$L$2]" office:value-type="float" office:value="0.0484" calcext:value-type="float">
            <text:p>0.0484</text:p>
          </table:table-cell>
          <table:table-cell table:style-name="ce12" table:formula="of:=[.G23]^-1" office:value-type="float" office:value="20.6611570247934" calcext:value-type="float">
            <text:p>20.6611570247934</text:p>
          </table:table-cell>
          <table:table-cell table:style-name="ce12" table:formula="of:=[.J23]^2" office:value-type="float" office:value="23.4144013387064" calcext:value-type="float">
            <text:p>23.4144013387064</text:p>
          </table:table-cell>
          <table:table-cell table:style-name="ce12" table:formula="of:=[.A23]-[.H23]" office:value-type="float" office:value="4.83884297520661" calcext:value-type="float">
            <text:p>4.83884297520661</text:p>
          </table:table-cell>
          <table:table-cell table:style-name="ce12" table:formula="of:=[.$J$3]*[.F23]+[.$L$3]" office:value-type="float" office:value="0.04726" calcext:value-type="float">
            <text:p>0.04726</text:p>
          </table:table-cell>
          <table:table-cell table:style-name="ce12" table:formula="of:=([.K23]^-1)-[.$E$3]" office:value-type="float" office:value="19.4162669089832" calcext:value-type="float">
            <text:p>19.4162669089832</text:p>
          </table:table-cell>
          <table:table-cell table:style-name="ce12" table:formula="of:=[.N23]^2" office:value-type="float" office:value="37.011808322733" calcext:value-type="float">
            <text:p>37.011808322733</text:p>
          </table:table-cell>
          <table:table-cell table:style-name="ce12" table:formula="of:=[.A23]-[.L23]" office:value-type="float" office:value="6.08373309101682" calcext:value-type="float">
            <text:p>6.08373309101682</text:p>
          </table:table-cell>
          <table:table-cell table:number-columns-repeated="101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5" table:formula="of:=1/([.A24]+0.42)" office:value-type="float" office:value="0.0364697301239971" calcext:value-type="float">
            <text:p>0.036469730123997</text:p>
          </table:table-cell>
          <table:table-cell table:style-name="ce5" table:formula="of:=1/[.A24]" office:value-type="float" office:value="0.037037037037037" calcext:value-type="float">
            <text:p>0.037037037037037</text:p>
          </table:table-cell>
          <table:table-cell table:style-name="ce5" table:formula="of:=1/([.A24]+[.$E$3])" office:value-type="float" office:value="0.0347907454403693" calcext:value-type="float">
            <text:p>0.034790745440369</text:p>
          </table:table-cell>
          <table:table-cell table:style-name="ce5" table:formula="of:=([.F24]/1023)*[.$B$3]" office:value-type="float" office:value="0.695992179863148" calcext:value-type="float">
            <text:p>0.695992179863148</text:p>
          </table:table-cell>
          <table:table-cell table:style-name="ce9" office:value-type="float" office:value="142.4" calcext:value-type="float">
            <text:p>142.4</text:p>
          </table:table-cell>
          <table:table-cell table:style-name="ce12" table:formula="of:=[.$J$2]*[.F24]+[.$L$2]" office:value-type="float" office:value="0.04696" calcext:value-type="float">
            <text:p>0.04696</text:p>
          </table:table-cell>
          <table:table-cell table:style-name="ce12" table:formula="of:=[.G24]^-1" office:value-type="float" office:value="21.2947189097104" calcext:value-type="float">
            <text:p>21.2947189097104</text:p>
          </table:table-cell>
          <table:table-cell table:style-name="ce12" table:formula="of:=[.J24]^2" office:value-type="float" office:value="32.5502323192162" calcext:value-type="float">
            <text:p>32.5502323192162</text:p>
          </table:table-cell>
          <table:table-cell table:style-name="ce12" table:formula="of:=[.A24]-[.H24]" office:value-type="float" office:value="5.70528109028961" calcext:value-type="float">
            <text:p>5.70528109028961</text:p>
          </table:table-cell>
          <table:table-cell table:style-name="ce12" table:formula="of:=[.$J$3]*[.F24]+[.$L$3]" office:value-type="float" office:value="0.046144" calcext:value-type="float">
            <text:p>0.046144</text:p>
          </table:table-cell>
          <table:table-cell table:style-name="ce12" table:formula="of:=([.K24]^-1)-[.$E$3]" office:value-type="float" office:value="19.9280138302844" calcext:value-type="float">
            <text:p>19.9280138302844</text:p>
          </table:table-cell>
          <table:table-cell table:style-name="ce12" table:formula="of:=[.N24]^2" office:value-type="float" office:value="50.0129883846493" calcext:value-type="float">
            <text:p>50.0129883846493</text:p>
          </table:table-cell>
          <table:table-cell table:style-name="ce12" table:formula="of:=[.A24]-[.L24]" office:value-type="float" office:value="7.07198616971564" calcext:value-type="float">
            <text:p>7.07198616971564</text:p>
          </table:table-cell>
          <table:table-cell table:number-columns-repeated="1010"/>
        </table:table-row>
        <table:table-row table:style-name="ro3">
          <table:table-cell table:style-name="ce4" office:value-type="float" office:value="28.5" calcext:value-type="float">
            <text:p>28.5</text:p>
          </table:table-cell>
          <table:table-cell table:style-name="ce5" table:formula="of:=1/([.A25]+0.42)" office:value-type="float" office:value="0.0345781466113416" calcext:value-type="float">
            <text:p>0.034578146611342</text:p>
          </table:table-cell>
          <table:table-cell table:style-name="ce5" table:formula="of:=1/[.A25]" office:value-type="float" office:value="0.0350877192982456" calcext:value-type="float">
            <text:p>0.035087719298246</text:p>
          </table:table-cell>
          <table:table-cell table:style-name="ce5" table:formula="of:=1/([.A25]+[.$E$3])" office:value-type="float" office:value="0.0330652009562633" calcext:value-type="float">
            <text:p>0.033065200956263</text:p>
          </table:table-cell>
          <table:table-cell table:style-name="ce5" table:formula="of:=([.F25]/1023)*[.$B$3]" office:value-type="float" office:value="0.724340175953079" calcext:value-type="float">
            <text:p>0.724340175953079</text:p>
          </table:table-cell>
          <table:table-cell table:style-name="ce9" office:value-type="float" office:value="148.2" calcext:value-type="float">
            <text:p>148.2</text:p>
          </table:table-cell>
          <table:table-cell table:style-name="ce12" table:formula="of:=[.$J$2]*[.F25]+[.$L$2]" office:value-type="float" office:value="0.04928" calcext:value-type="float">
            <text:p>0.04928</text:p>
          </table:table-cell>
          <table:table-cell table:style-name="ce12" table:formula="of:=[.G25]^-1" office:value-type="float" office:value="20.2922077922078" calcext:value-type="float">
            <text:p>20.2922077922078</text:p>
          </table:table-cell>
          <table:table-cell table:style-name="ce12" table:formula="of:=[.J25]^2" office:value-type="float" office:value="67.3678529262945" calcext:value-type="float">
            <text:p>67.3678529262945</text:p>
          </table:table-cell>
          <table:table-cell table:style-name="ce12" table:formula="of:=[.A25]-[.H25]" office:value-type="float" office:value="8.20779220779221" calcext:value-type="float">
            <text:p>8.20779220779221</text:p>
          </table:table-cell>
          <table:table-cell table:style-name="ce12" table:formula="of:=[.$J$3]*[.F25]+[.$L$3]" office:value-type="float" office:value="0.047942" calcext:value-type="float">
            <text:p>0.047942</text:p>
          </table:table-cell>
          <table:table-cell table:style-name="ce12" table:formula="of:=([.K25]^-1)-[.$E$3]" office:value-type="float" office:value="19.1152613544685" calcext:value-type="float">
            <text:p>19.1152613544685</text:p>
          </table:table-cell>
          <table:table-cell table:style-name="ce12" table:formula="of:=[.N25]^2" office:value-type="float" office:value="88.0733194449315" calcext:value-type="float">
            <text:p>88.0733194449315</text:p>
          </table:table-cell>
          <table:table-cell table:style-name="ce12" table:formula="of:=[.A25]-[.L25]" office:value-type="float" office:value="9.38473864553145" calcext:value-type="float">
            <text:p>9.38473864553145</text:p>
          </table:table-cell>
          <table:table-cell table:number-columns-repeated="101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5" table:formula="of:=1/([.A26]+0.42)" office:value-type="float" office:value="0.0328731097961867" calcext:value-type="float">
            <text:p>0.032873109796187</text:p>
          </table:table-cell>
          <table:table-cell table:style-name="ce5" table:formula="of:=1/[.A26]" office:value-type="float" office:value="0.0333333333333333" calcext:value-type="float">
            <text:p>0.033333333333333</text:p>
          </table:table-cell>
          <table:table-cell table:style-name="ce5" table:formula="of:=1/([.A26]+[.$E$3])" office:value-type="float" office:value="0.0315027345818331" calcext:value-type="float">
            <text:p>0.031502734581833</text:p>
          </table:table-cell>
          <table:table-cell table:style-name="ce5" table:formula="of:=([.F26]/1023)*[.$B$3]" office:value-type="float" office:value="0.680351906158358" calcext:value-type="float">
            <text:p>0.680351906158358</text:p>
          </table:table-cell>
          <table:table-cell table:style-name="ce9" office:value-type="float" office:value="139.2" calcext:value-type="float">
            <text:p>139.2</text:p>
          </table:table-cell>
          <table:table-cell table:style-name="ce12" table:formula="of:=[.$J$2]*[.F26]+[.$L$2]" office:value-type="float" office:value="0.04568" calcext:value-type="float">
            <text:p>0.04568</text:p>
          </table:table-cell>
          <table:table-cell table:style-name="ce12" table:formula="of:=[.G26]^-1" office:value-type="float" office:value="21.8914185639229" calcext:value-type="float">
            <text:p>21.8914185639229</text:p>
          </table:table-cell>
          <table:table-cell table:style-name="ce12" table:formula="of:=[.J26]^2" office:value-type="float" office:value="65.7490929054935" calcext:value-type="float">
            <text:p>65.7490929054935</text:p>
          </table:table-cell>
          <table:table-cell table:style-name="ce12" table:formula="of:=[.A26]-[.H26]" office:value-type="float" office:value="8.10858143607706" calcext:value-type="float">
            <text:p>8.10858143607706</text:p>
          </table:table-cell>
          <table:table-cell table:style-name="ce12" table:formula="of:=[.$J$3]*[.F26]+[.$L$3]" office:value-type="float" office:value="0.045152" calcext:value-type="float">
            <text:p>0.045152</text:p>
          </table:table-cell>
          <table:table-cell table:style-name="ce12" table:formula="of:=([.K26]^-1)-[.$E$3]" office:value-type="float" office:value="20.4041371372513" calcext:value-type="float">
            <text:p>20.4041371372513</text:p>
          </table:table-cell>
          <table:table-cell table:style-name="ce12" table:formula="of:=[.N26]^2" office:value-type="float" office:value="92.0805840806794" calcext:value-type="float">
            <text:p>92.0805840806794</text:p>
          </table:table-cell>
          <table:table-cell table:style-name="ce12" table:formula="of:=[.A26]-[.L26]" office:value-type="float" office:value="9.59586286274869" calcext:value-type="float">
            <text:p>9.59586286274869</text:p>
          </table:table-cell>
          <table:table-cell table:number-columns-repeated="1010"/>
        </table:table-row>
        <table:table-row table:style-name="ro3">
          <table:table-cell table:style-name="ce4" office:value-type="float" office:value="31.5" calcext:value-type="float">
            <text:p>31.5</text:p>
          </table:table-cell>
          <table:table-cell table:style-name="ce5" table:formula="of:=1/([.A27]+0.42)" office:value-type="float" office:value="0.031328320802005" calcext:value-type="float">
            <text:p>0.031328320802005</text:p>
          </table:table-cell>
          <table:table-cell table:style-name="ce5" table:formula="of:=1/[.A27]" office:value-type="float" office:value="0.0317460317460317" calcext:value-type="float">
            <text:p>0.031746031746032</text:p>
          </table:table-cell>
          <table:table-cell table:style-name="ce5" table:formula="of:=1/([.A27]+[.$E$3])" office:value-type="float" office:value="0.0300812711313314" calcext:value-type="float">
            <text:p>0.030081271131331</text:p>
          </table:table-cell>
          <table:table-cell table:style-name="ce5" table:formula="of:=([.F27]/1023)*[.$B$3]" office:value-type="float" office:value="0.651026392961877" calcext:value-type="float">
            <text:p>0.651026392961877</text:p>
          </table:table-cell>
          <table:table-cell table:style-name="ce9" office:value-type="float" office:value="133.2" calcext:value-type="float">
            <text:p>133.2</text:p>
          </table:table-cell>
          <table:table-cell table:style-name="ce12" table:formula="of:=[.$J$2]*[.F27]+[.$L$2]" office:value-type="float" office:value="0.04328" calcext:value-type="float">
            <text:p>0.04328</text:p>
          </table:table-cell>
          <table:table-cell table:style-name="ce12" table:formula="of:=[.G27]^-1" office:value-type="float" office:value="23.1053604436229" calcext:value-type="float">
            <text:p>23.1053604436229</text:p>
          </table:table-cell>
          <table:table-cell table:style-name="ce12" table:formula="of:=[.J27]^2" office:value-type="float" office:value="70.4699732814908" calcext:value-type="float">
            <text:p>70.4699732814908</text:p>
          </table:table-cell>
          <table:table-cell table:style-name="ce12" table:formula="of:=[.A27]-[.H27]" office:value-type="float" office:value="8.39463955637708" calcext:value-type="float">
            <text:p>8.39463955637708</text:p>
          </table:table-cell>
          <table:table-cell table:style-name="ce12" table:formula="of:=[.$J$3]*[.F27]+[.$L$3]" office:value-type="float" office:value="0.043292" calcext:value-type="float">
            <text:p>0.043292</text:p>
          </table:table-cell>
          <table:table-cell table:style-name="ce12" table:formula="of:=([.K27]^-1)-[.$E$3]" office:value-type="float" office:value="21.3556798823031" calcext:value-type="float">
            <text:p>21.3556798823031</text:p>
          </table:table-cell>
          <table:table-cell table:style-name="ce12" table:formula="of:=[.N27]^2" office:value-type="float" office:value="102.90723065031" calcext:value-type="float">
            <text:p>102.90723065031</text:p>
          </table:table-cell>
          <table:table-cell table:style-name="ce12" table:formula="of:=[.A27]-[.L27]" office:value-type="float" office:value="10.1443201176969" calcext:value-type="float">
            <text:p>10.1443201176969</text:p>
          </table:table-cell>
          <table:table-cell table:number-columns-repeated="101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6" table:formula="of:=1/([.A28]+0.42)" office:value-type="float" office:value="0.0299222022740874" calcext:value-type="float">
            <text:p>0.029922202274087</text:p>
          </table:table-cell>
          <table:table-cell table:style-name="ce6" table:formula="of:=1/[.A28]" office:value-type="float" office:value="0.0303030303030303" calcext:value-type="float">
            <text:p>0.03030303030303</text:p>
          </table:table-cell>
          <table:table-cell table:style-name="ce6" table:formula="of:=1/([.A28]+[.$E$3])" office:value-type="float" office:value="0.0287825476995313" calcext:value-type="float">
            <text:p>0.028782547699531</text:p>
          </table:table-cell>
          <table:table-cell table:style-name="ce6" table:formula="of:=([.F28]/1023)*[.$B$3]" office:value-type="float" office:value="0.672531769305963" calcext:value-type="float">
            <text:p>0.672531769305963</text:p>
          </table:table-cell>
          <table:table-cell table:style-name="ce10" office:value-type="float" office:value="137.6" calcext:value-type="float">
            <text:p>137.6</text:p>
          </table:table-cell>
          <table:table-cell table:style-name="ce13" table:formula="of:=[.$J$2]*[.F28]+[.$L$2]" office:value-type="float" office:value="0.04504" calcext:value-type="float">
            <text:p>0.04504</text:p>
          </table:table-cell>
          <table:table-cell table:style-name="ce13" table:formula="of:=[.G28]^-1" office:value-type="float" office:value="22.202486678508" calcext:value-type="float">
            <text:p>22.202486678508</text:p>
          </table:table-cell>
          <table:table-cell table:style-name="ce13" table:formula="of:=[.J28]^2" office:value-type="float" office:value="116.586293927797" calcext:value-type="float">
            <text:p>116.586293927797</text:p>
          </table:table-cell>
          <table:table-cell table:style-name="ce13" table:formula="of:=[.A28]-[.H28]" office:value-type="float" office:value="10.797513321492" calcext:value-type="float">
            <text:p>10.797513321492</text:p>
          </table:table-cell>
          <table:table-cell table:style-name="ce13" table:formula="of:=[.$J$3]*[.F28]+[.$L$3]" office:value-type="float" office:value="0.044656" calcext:value-type="float">
            <text:p>0.044656</text:p>
          </table:table-cell>
          <table:table-cell table:style-name="ce13" table:formula="of:=([.K28]^-1)-[.$E$3]" office:value-type="float" office:value="20.6501313359781" calcext:value-type="float">
            <text:p>20.6501313359781</text:p>
          </table:table-cell>
          <table:table-cell table:style-name="ce13" table:formula="of:=[.N28]^2" office:value-type="float" office:value="152.519256018591" calcext:value-type="float">
            <text:p>152.519256018591</text:p>
          </table:table-cell>
          <table:table-cell table:style-name="ce13" table:formula="of:=[.A28]-[.L28]" office:value-type="float" office:value="12.3498686640219" calcext:value-type="float">
            <text:p>12.3498686640219</text:p>
          </table:table-cell>
          <table:table-cell table:number-columns-repeated="1010"/>
        </table:table-row>
        <table:table-row table:style-name="ro3">
          <table:table-cell table:number-columns-repeated="8"/>
          <table:table-cell table:formula="of:=SUM([.I9:.I28])" office:value-type="float" office:value="382.889624305126" calcext:value-type="float">
            <text:p>382.889624305126</text:p>
          </table:table-cell>
          <table:table-cell office:value-type="string" calcext:value-type="string">
            <text:p>Sum of Squared Error</text:p>
          </table:table-cell>
          <table:table-cell table:number-columns-repeated="2"/>
          <table:table-cell table:formula="of:=SUM([.M9:.M28])" office:value-type="float" office:value="548.319361715666" calcext:value-type="float">
            <text:p>548.319361715666</text:p>
          </table:table-cell>
          <table:table-cell office:value-type="string" calcext:value-type="string">
            <text:p>Sum of Squared Error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>
            <draw:frame table:end-cell-address="'Data Plots'.Z56" table:end-x="0.048in" table:end-y="0.1209in" draw:z-index="3" draw:name="Chart 4" draw:style-name="gr1" draw:text-style-name="P1" svg:width="9.9476in" svg:height="5.2307in" svg:x="0.813in" svg:y="0.0988in">
              <draw:object draw:notify-on-update-of-ranges="'Data Plots'.F9:'Data Plots'.F28 'Data Plots'.C9:'Data Plots'.C28 'Data Plots'.I32:'Data Plots'.I33 'Data Plots'.H32:'Data Plots'.H3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>
            <draw:frame table:end-cell-address="'Data Plots'.AI55" table:end-x="0.1823in" table:end-y="0.1563in" draw:z-index="2" draw:name="Chart 3" draw:style-name="gr1" draw:text-style-name="P1" svg:width="10.1567in" svg:height="5.1161in" svg:x="0.7382in" svg:y="0.0402in">
              <draw:object draw:notify-on-update-of-ranges="'Data Plots'.F9:'Data Plots'.F28 'Data Plots'.D9:'Data Plots'.D28 'Data Plots'.M32:'Data Plots'.M33 'Data Plots'.L32:'Data Plots'.L3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98"/>
        </table:table-row>
        <table:table-row table:style-name="ro3">
          <table:table-cell table:number-columns-repeated="6"/>
          <table:table-cell office:value-type="string" calcext:value-type="string">
            <text:p>Point 1</text:p>
          </table:table-cell>
          <table:table-cell table:formula="of:=[.J2]*[.I32]+[.L2]" office:value-type="float" office:value="-0.00632" calcext:value-type="float">
            <text:p>-0.00632</text:p>
          </table:table-cell>
          <table:table-cell table:formula="of:=MIN([.F6:.F28])" office:value-type="float" office:value="9.2" calcext:value-type="float">
            <text:p>9.2</text:p>
          </table:table-cell>
          <table:table-cell/>
          <table:table-cell office:value-type="string" calcext:value-type="string">
            <text:p>Point 1</text:p>
          </table:table-cell>
          <table:table-cell table:formula="of:=[.J3]*[.M32]+[.L3]" office:value-type="float" office:value="0.043292" calcext:value-type="float">
            <text:p>0.043292</text:p>
          </table:table-cell>
          <table:table-cell table:formula="of:=MIN([.F13:.F28])" office:value-type="float" office:value="133.2" calcext:value-type="float">
            <text:p>133.2</text:p>
          </table:table-cell>
          <table:table-cell table:number-columns-repeated="1011"/>
        </table:table-row>
        <table:table-row table:style-name="ro3">
          <table:table-cell table:number-columns-repeated="6"/>
          <table:table-cell office:value-type="string" calcext:value-type="string">
            <text:p>Point 2</text:p>
          </table:table-cell>
          <table:table-cell table:formula="of:=[.J2]*[.I33]+[.L2]" office:value-type="float" office:value="0.09472" calcext:value-type="float">
            <text:p>0.09472</text:p>
          </table:table-cell>
          <table:table-cell table:formula="of:=MAX([.F13:.F28])" office:value-type="float" office:value="261.8" calcext:value-type="float">
            <text:p>261.8</text:p>
          </table:table-cell>
          <table:table-cell/>
          <table:table-cell office:value-type="string" calcext:value-type="string">
            <text:p>Point 2</text:p>
          </table:table-cell>
          <table:table-cell table:formula="of:=[.J3]*[.M33]+[.L3]" office:value-type="float" office:value="0.083158" calcext:value-type="float">
            <text:p>0.083158</text:p>
          </table:table-cell>
          <table:table-cell table:formula="of:=MAX([.F13:.F28])" office:value-type="float" office:value="261.8" calcext:value-type="float">
            <text:p>261.8</text:p>
          </table:table-cell>
          <table:table-cell table:number-columns-repeated="1011"/>
        </table:table-row>
        <table:table-row table:style-name="ro3" table:number-rows-repeated="33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solver_adj" table:base-cell-address="$'Data Plots'.$A$1" table:expression="[$'Data Plots'.$J$3];[$'Data Plots'.$L$3];[$'Data Plots'.$E$3]"/>
          <table:named-expression table:name="solver_cvg" table:base-cell-address="$'Data Plots'.$A$1" table:expression="0.0001"/>
          <table:named-expression table:name="solver_drv" table:base-cell-address="$'Data Plots'.$A$1" table:expression="1"/>
          <table:named-expression table:name="solver_eng" table:base-cell-address="$'Data Plots'.$A$1" table:expression="1"/>
          <table:named-expression table:name="solver_itr" table:base-cell-address="$'Data Plots'.$A$1" table:expression="2147483647"/>
          <table:named-expression table:name="solver_lin" table:base-cell-address="$'Data Plots'.$A$1" table:expression="2"/>
          <table:named-expression table:name="solver_mip" table:base-cell-address="$'Data Plots'.$A$1" table:expression="2147483647"/>
          <table:named-expression table:name="solver_mni" table:base-cell-address="$'Data Plots'.$A$1" table:expression="30"/>
          <table:named-expression table:name="solver_mrt" table:base-cell-address="$'Data Plots'.$A$1" table:expression="0.075"/>
          <table:named-expression table:name="solver_msl" table:base-cell-address="$'Data Plots'.$A$1" table:expression="2"/>
          <table:named-expression table:name="solver_neg" table:base-cell-address="$'Data Plots'.$A$1" table:expression="2"/>
          <table:named-expression table:name="solver_nod" table:base-cell-address="$'Data Plots'.$A$1" table:expression="2147483647"/>
          <table:named-expression table:name="solver_num" table:base-cell-address="$'Data Plots'.$A$1" table:expression="0"/>
          <table:named-range table:name="solver_opt" table:base-cell-address="$'Data Plots'.$A$1" table:cell-range-address="$'Data Plots'.$M$29"/>
          <table:named-expression table:name="solver_pre" table:base-cell-address="$'Data Plots'.$A$1" table:expression="0.000001"/>
          <table:named-expression table:name="solver_rbv" table:base-cell-address="$'Data Plots'.$A$1" table:expression="1"/>
          <table:named-expression table:name="solver_rlx" table:base-cell-address="$'Data Plots'.$A$1" table:expression="2"/>
          <table:named-expression table:name="solver_rsd" table:base-cell-address="$'Data Plots'.$A$1" table:expression="0"/>
          <table:named-expression table:name="solver_scl" table:base-cell-address="$'Data Plots'.$A$1" table:expression="1"/>
          <table:named-expression table:name="solver_sho" table:base-cell-address="$'Data Plots'.$A$1" table:expression="2"/>
          <table:named-expression table:name="solver_ssz" table:base-cell-address="$'Data Plots'.$A$1" table:expression="100"/>
          <table:named-expression table:name="solver_tim" table:base-cell-address="$'Data Plots'.$A$1" table:expression="2147483647"/>
          <table:named-expression table:name="solver_tol" table:base-cell-address="$'Data Plots'.$A$1" table:expression="0.01"/>
          <table:named-expression table:name="solver_typ" table:base-cell-address="$'Data Plots'.$A$1" table:expression="2"/>
          <table:named-expression table:name="solver_val" table:base-cell-address="$'Data Plots'.$A$1" table:expression="0"/>
          <table:named-expression table:name="solver_ver" table:base-cell-address="$'Data Plots'.$A$1" table:expression="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Plots" style:display-name="PageStyle_Data Plo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yle Larsen</meta:initial-creator>
    <meta:creation-date>2020-02-20T00:54:37</meta:creation-date>
    <dc:date>2020-10-23T13:07:05.147107774</dc:date>
    <meta:generator>LibreOffice/6.4.6.2$Linux_X86_64 LibreOffice_project/40$Build-2</meta:generator>
    <meta:editing-duration>PT11M5S</meta:editing-duration>
    <meta:editing-cycles>2</meta:editing-cycles>
    <meta:document-statistic meta:table-count="1" meta:cell-count="368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35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5.15cm" svg:height="13.418cm" xlink:href=".." xlink:type="simple" chart:class="chart:scatter" chart:style-name="ch1">
        <chart:title svg:x="7.738cm" svg:y="0.404cm" chart:style-name="ch2">
          <text:p>IR Distance Measurements</text:p>
        </chart:title>
        <chart:plot-area chart:style-name="ch3" table:cell-range-address="'Data Plots'.A6:'Data Plots'.A28 'Data Plots'.E6:'Data Plots'.E28" svg:x="1.563cm" svg:y="1.795cm" svg:width="23.084cm" svg:height="10.325cm">
          <chartooo:coordinate-region svg:x="2.343cm" svg:y="1.994cm" svg:width="22.091cm" svg:height="9.479cm"/>
          <chart:axis chart:dimension="x" chart:name="primary-x" chart:style-name="ch4">
            <chart:title svg:x="11.678cm" svg:y="12.389cm" chart:style-name="ch5">
              <text:p>Distance (cm)</text:p>
            </chart:title>
          </chart:axis>
          <chart:axis chart:dimension="y" chart:name="primary-y" chart:style-name="ch4">
            <chart:title svg:x="0.451cm" svg:y="8.119cm" chart:style-name="ch6">
              <text:p>Voltage (V)</text:p>
            </chart:title>
            <chart:grid chart:style-name="ch7" chart:class="major"/>
          </chart:axis>
          <chart:series chart:style-name="ch8" chart:values-cell-range-address="'Data Plots'.E6:'Data Plots'.E28" chart:class="chart:scatter">
            <chart:domain table:cell-range-address="'Data Plots'.A6:'Data Plots'.A28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a Plots'.A6:'Data Plots'.A28</svg:desc>
                </draw:g>
              </table:table-cell>
              <table:table-cell office:value-type="float" office:value="0.0449657869012708">
                <text:p>0.0449657869012708</text:p>
                <draw:g>
                  <svg:desc>'Data Plots'.E6:'Data Plots'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.06744868035191">
                <text:p>2.06744868035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2013685239492">
                <text:p>2.82013685239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2.75464320625611">
                <text:p>2.75464320625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.12316715542522">
                <text:p>2.12316715542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.69403714565005">
                <text:p>1.69403714565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48093841642229">
                <text:p>1.48093841642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.27956989247312">
                <text:p>1.27956989247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.11045943304008">
                <text:p>1.11045943304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5">
                <text:p>13.5</text:p>
              </table:table-cell>
              <table:table-cell office:value-type="float" office:value="1.00879765395894">
                <text:p>1.00879765395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926686217008798">
                <text:p>0.926686217008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">
                <text:p>16.5</text:p>
              </table:table-cell>
              <table:table-cell office:value-type="float" office:value="0.852394916911046">
                <text:p>0.852394916911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807429130009775">
                <text:p>0.807429130009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5">
                <text:p>19.5</text:p>
              </table:table-cell>
              <table:table-cell office:value-type="float" office:value="0.75366568914956">
                <text:p>0.75366568914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0.714565004887586">
                <text:p>0.714565004887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5">
                <text:p>22.5</text:p>
              </table:table-cell>
              <table:table-cell office:value-type="float" office:value="0.696969696969697">
                <text:p>0.696969696969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0.681329423264907">
                <text:p>0.681329423264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5">
                <text:p>25.5</text:p>
              </table:table-cell>
              <table:table-cell office:value-type="float" office:value="0.713587487781036">
                <text:p>0.713587487781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0.695992179863148">
                <text:p>0.695992179863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5">
                <text:p>28.5</text:p>
              </table:table-cell>
              <table:table-cell office:value-type="float" office:value="0.724340175953079">
                <text:p>0.724340175953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.680351906158358">
                <text:p>0.6803519061583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5">
                <text:p>31.5</text:p>
              </table:table-cell>
              <table:table-cell office:value-type="float" office:value="0.651026392961877">
                <text:p>0.651026392961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0.672531769305963">
                <text:p>0.672531769305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35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5.774cm" svg:height="13.417cm" xlink:href=".." xlink:type="simple" chart:class="chart:scatter" chart:style-name="ch1">
        <chart:title svg:x="8.05cm" svg:y="0.404cm" chart:style-name="ch2">
          <text:p>IR Distance Measurements</text:p>
        </chart:title>
        <chart:plot-area chart:style-name="ch3" table:cell-range-address="'Data Plots'.B9:'Data Plots'.B28 'Data Plots'.E9:'Data Plots'.E28" svg:x="1.575cm" svg:y="1.795cm" svg:width="23.684cm" svg:height="10.324cm">
          <chartooo:coordinate-region svg:x="2.355cm" svg:y="1.994cm" svg:width="22.532cm" svg:height="9.478cm"/>
          <chart:axis chart:dimension="x" chart:name="primary-x" chart:style-name="ch4">
            <chart:title svg:x="12.189cm" svg:y="12.388cm" chart:style-name="ch5">
              <text:p>1/(d + 0.42)</text:p>
            </chart:title>
          </chart:axis>
          <chart:axis chart:dimension="y" chart:name="primary-y" chart:style-name="ch4">
            <chart:title svg:x="0.451cm" svg:y="8.119cm" chart:style-name="ch6">
              <text:p>Voltage (V)</text:p>
            </chart:title>
            <chart:grid chart:style-name="ch7" chart:class="major"/>
          </chart:axis>
          <chart:series chart:style-name="ch8" chart:values-cell-range-address="'Data Plots'.E9:'Data Plots'.E28" chart:class="chart:scatter">
            <chart:domain table:cell-range-address="'Data Plots'.B9:'Data Plots'.B28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252032520325">
                <text:p>0.203252032520325</text:p>
                <draw:g>
                  <svg:desc>'Data Plots'.B9:'Data Plots'.B28</svg:desc>
                </draw:g>
              </table:table-cell>
              <table:table-cell office:value-type="float" office:value="2.75464320625611">
                <text:p>2.75464320625611</text:p>
                <draw:g>
                  <svg:desc>'Data Plots'.E9:'Data Plots'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5763239875389">
                <text:p>0.155763239875389</text:p>
              </table:table-cell>
              <table:table-cell office:value-type="float" office:value="2.12316715542522">
                <text:p>2.12316715542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6262626262626">
                <text:p>0.126262626262626</text:p>
              </table:table-cell>
              <table:table-cell office:value-type="float" office:value="1.69403714565005">
                <text:p>1.69403714565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6157112526539">
                <text:p>0.106157112526539</text:p>
              </table:table-cell>
              <table:table-cell office:value-type="float" office:value="1.48093841642229">
                <text:p>1.48093841642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15750915750916">
                <text:p>0.0915750915750916</text:p>
              </table:table-cell>
              <table:table-cell office:value-type="float" office:value="1.27956989247312">
                <text:p>1.27956989247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05152979066023">
                <text:p>0.0805152979066023</text:p>
              </table:table-cell>
              <table:table-cell office:value-type="float" office:value="1.11045943304008">
                <text:p>1.11045943304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8390804597701">
                <text:p>0.0718390804597701</text:p>
              </table:table-cell>
              <table:table-cell office:value-type="float" office:value="1.00879765395894">
                <text:p>1.00879765395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8508430609598">
                <text:p>0.0648508430609598</text:p>
              </table:table-cell>
              <table:table-cell office:value-type="float" office:value="0.926686217008798">
                <text:p>0.926686217008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1016548463357">
                <text:p>0.0591016548463357</text:p>
              </table:table-cell>
              <table:table-cell office:value-type="float" office:value="0.852394916911046">
                <text:p>0.852394916911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2888165038002">
                <text:p>0.0542888165038002</text:p>
              </table:table-cell>
              <table:table-cell office:value-type="float" office:value="0.807429130009775">
                <text:p>0.807429130009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02008032128514">
                <text:p>0.0502008032128514</text:p>
              </table:table-cell>
              <table:table-cell office:value-type="float" office:value="0.75366568914956">
                <text:p>0.75366568914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66853408029879">
                <text:p>0.0466853408029879</text:p>
              </table:table-cell>
              <table:table-cell office:value-type="float" office:value="0.714565004887586">
                <text:p>0.714565004887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3630017452007">
                <text:p>0.043630017452007</text:p>
              </table:table-cell>
              <table:table-cell office:value-type="float" office:value="0.696969696969697">
                <text:p>0.696969696969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950040950041">
                <text:p>0.040950040950041</text:p>
              </table:table-cell>
              <table:table-cell office:value-type="float" office:value="0.681329423264907">
                <text:p>0.681329423264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5802469135802">
                <text:p>0.0385802469135802</text:p>
              </table:table-cell>
              <table:table-cell office:value-type="float" office:value="0.713587487781036">
                <text:p>0.713587487781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4697301239971">
                <text:p>0.0364697301239971</text:p>
              </table:table-cell>
              <table:table-cell office:value-type="float" office:value="0.695992179863148">
                <text:p>0.695992179863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45781466113416">
                <text:p>0.0345781466113416</text:p>
              </table:table-cell>
              <table:table-cell office:value-type="float" office:value="0.724340175953079">
                <text:p>0.724340175953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8731097961867">
                <text:p>0.0328731097961867</text:p>
              </table:table-cell>
              <table:table-cell office:value-type="float" office:value="0.680351906158358">
                <text:p>0.680351906158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1328320802005">
                <text:p>0.031328320802005</text:p>
              </table:table-cell>
              <table:table-cell office:value-type="float" office:value="0.651026392961877">
                <text:p>0.651026392961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9222022740874">
                <text:p>0.0299222022740874</text:p>
              </table:table-cell>
              <table:table-cell office:value-type="float" office:value="0.672531769305963">
                <text:p>0.672531769305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35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35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5.799cm" svg:height="12.996cm" xlink:href=".." xlink:type="simple" chart:class="chart:scatter" chart:style-name="ch1">
        <chart:title svg:x="9.372cm" svg:y="0.395cm" chart:style-name="ch2">
          <text:p>Linear Fit (1/(d+k))</text:p>
        </chart:title>
        <chart:plot-area chart:style-name="ch3" table:cell-range-address="'Data Plots'.D9:'Data Plots'.D28 'Data Plots'.F9:'Data Plots'.F28 'Data Plots'.M32:'Data Plots'.M33" chart:data-source-has-labels="row" svg:x="1.575cm" svg:y="1.777cm" svg:width="23.709cm" svg:height="9.93cm">
          <chartooo:coordinate-region svg:x="2.461cm" svg:y="1.976cm" svg:width="22.45cm" svg:height="9.084cm"/>
          <chart:axis chart:dimension="x" chart:name="primary-x" chart:style-name="ch4">
            <chart:title svg:x="12.637cm" svg:y="11.967cm" chart:style-name="ch5">
              <text:p>1/(d+k)</text:p>
            </chart:title>
          </chart:axis>
          <chart:axis chart:dimension="y" chart:name="primary-y" chart:style-name="ch4">
            <chart:title svg:x="0.451cm" svg:y="8.314cm" chart:style-name="ch6">
              <text:p>Analog Reading</text:p>
            </chart:title>
            <chart:grid chart:style-name="ch7" chart:class="major"/>
          </chart:axis>
          <chart:series chart:style-name="ch8" chart:values-cell-range-address="'Data Plots'.F9:'Data Plots'.F28" loext:label-string="&quot;Raw Data&quot;" chart:class="chart:scatter">
            <chart:domain table:cell-range-address="'Data Plots'.D9:'Data Plots'.D28"/>
            <chart:data-point chart:repeated="20"/>
          </chart:series>
          <chart:series chart:style-name="ch9" chart:values-cell-range-address="'Data Plots'.M32:'Data Plots'.M33" loext:label-string="&quot;Best Fit&quot;" chart:class="chart:scatter">
            <chart:domain table:cell-range-address="'Data Plots'.L32:'Data Plots'.L3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aw Data</text:p>
              </table:table-cell>
              <table:table-cell office:value-type="string">
                <text:p>Column L</text:p>
              </table:table-cell>
              <table:table-cell office:value-type="string">
                <text:p>Best F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0172318636886">
                <text:p>0.160172318636886</text:p>
                <draw:g>
                  <svg:desc>'Data Plots'.D9:'Data Plots'.D28</svg:desc>
                </draw:g>
              </table:table-cell>
              <table:table-cell office:value-type="float" office:value="563.6">
                <text:p>563.6</text:p>
                <draw:g>
                  <svg:desc>'Data Plots'.F9:'Data Plots'.F28</svg:desc>
                </draw:g>
              </table:table-cell>
              <table:table-cell office:value-type="float" office:value="0.043292">
                <text:p>0.043292</text:p>
                <draw:g>
                  <svg:desc>'Data Plots'.L32:'Data Plots'.L33</svg:desc>
                </draw:g>
              </table:table-cell>
              <table:table-cell office:value-type="float" office:value="133.2">
                <text:p>133.2</text:p>
                <draw:g>
                  <svg:desc>'Data Plots'.M32:'Data Plots'.M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9144304581529">
                <text:p>0.129144304581529</text:p>
              </table:table-cell>
              <table:table-cell office:value-type="float" office:value="434.4">
                <text:p>434.4</text:p>
              </table:table-cell>
              <table:table-cell office:value-type="float" office:value="0.083158">
                <text:p>0.083158</text:p>
              </table:table-cell>
              <table:table-cell office:value-type="float" office:value="261.8">
                <text:p>26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186750578864">
                <text:p>0.108186750578864</text:p>
              </table:table-cell>
              <table:table-cell office:value-type="float" office:value="346.6">
                <text:p>34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30814768066709">
                <text:p>0.0930814768066709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677485366954">
                <text:p>0.081677485366954</text:p>
              </table:table-cell>
              <table:table-cell office:value-type="float" office:value="261.8">
                <text:p>26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27628548487091">
                <text:p>0.0727628548487091</text:p>
              </table:table-cell>
              <table:table-cell office:value-type="float" office:value="227.2">
                <text:p>22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6026957102371">
                <text:p>0.0656026957102371</text:p>
              </table:table-cell>
              <table:table-cell office:value-type="float" office:value="206.4">
                <text:p>20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7254681412994">
                <text:p>0.0597254681412994</text:p>
              </table:table-cell>
              <table:table-cell office:value-type="float" office:value="189.6">
                <text:p>18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8147162570704">
                <text:p>0.0548147162570704</text:p>
              </table:table-cell>
              <table:table-cell office:value-type="float" office:value="174.4">
                <text:p>17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06501554112076">
                <text:p>0.0506501554112076</text:p>
              </table:table-cell>
              <table:table-cell office:value-type="float" office:value="165.2">
                <text:p>16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70737186621737">
                <text:p>0.0470737186621737</text:p>
              </table:table-cell>
              <table:table-cell office:value-type="float" office:value="154.2">
                <text:p>15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39690393778923">
                <text:p>0.0439690393778923</text:p>
              </table:table-cell>
              <table:table-cell office:value-type="float" office:value="146.2">
                <text:p>14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12485506557939">
                <text:p>0.0412485506557939</text:p>
              </table:table-cell>
              <table:table-cell office:value-type="float" office:value="142.6">
                <text:p>1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8450948611312">
                <text:p>0.0388450948611312</text:p>
              </table:table-cell>
              <table:table-cell office:value-type="float" office:value="139.4">
                <text:p>13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7063050109058">
                <text:p>0.0367063050109058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907454403693">
                <text:p>0.0347907454403693</text:p>
              </table:table-cell>
              <table:table-cell office:value-type="float" office:value="142.4">
                <text:p>14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0652009562633">
                <text:p>0.0330652009562633</text:p>
              </table:table-cell>
              <table:table-cell office:value-type="float" office:value="148.2">
                <text:p>14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15027345818331">
                <text:p>0.0315027345818331</text:p>
              </table:table-cell>
              <table:table-cell office:value-type="float" office:value="139.2">
                <text:p>13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00812711313314">
                <text:p>0.0300812711313314</text:p>
              </table:table-cell>
              <table:table-cell office:value-type="float" office:value="133.2">
                <text:p>13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7825476995313">
                <text:p>0.0287825476995313</text:p>
              </table:table-cell>
              <table:table-cell office:value-type="float" office:value="137.6">
                <text:p>13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35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35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5.268cm" svg:height="13.287cm" xlink:href=".." xlink:type="simple" chart:class="chart:scatter" chart:style-name="ch1">
        <chart:title svg:x="9.874cm" svg:y="0.401cm" chart:style-name="ch2">
          <text:p>Linear Fit (1/d)</text:p>
        </chart:title>
        <chart:plot-area chart:style-name="ch3" table:cell-range-address="'Data Plots'.C9:'Data Plots'.C28 'Data Plots'.F9:'Data Plots'.F28 'Data Plots'.I32:'Data Plots'.I33" chart:data-source-has-labels="row" svg:x="1.863cm" svg:y="1.789cm" svg:width="22.748cm" svg:height="10.202cm">
          <chartooo:coordinate-region svg:x="2.3cm" svg:y="1.988cm" svg:width="21.939cm" svg:height="9.356cm"/>
          <chart:axis chart:dimension="x" chart:name="primary-x" chart:style-name="ch4">
            <chart:title svg:x="12.868cm" svg:y="12.257cm" chart:style-name="ch5">
              <text:p>1/d</text:p>
            </chart:title>
          </chart:axis>
          <chart:axis chart:dimension="y" chart:name="primary-y" chart:style-name="ch4">
            <chart:title svg:x="0.749cm" svg:y="8.462cm" chart:style-name="ch6">
              <text:p>Analog Reading</text:p>
            </chart:title>
            <chart:grid chart:style-name="ch7" chart:class="major"/>
          </chart:axis>
          <chart:series chart:style-name="ch8" chart:values-cell-range-address="'Data Plots'.F9:'Data Plots'.F28" loext:label-string="&quot;Raw Data&quot;" chart:class="chart:scatter">
            <chart:domain table:cell-range-address="'Data Plots'.C9:'Data Plots'.C28"/>
            <chart:data-point chart:repeated="20"/>
          </chart:series>
          <chart:series chart:style-name="ch9" chart:values-cell-range-address="'Data Plots'.I32:'Data Plots'.I33" loext:label-string="&quot;Best Fit&quot;" chart:class="chart:scatter">
            <chart:domain table:cell-range-address="'Data Plots'.H32:'Data Plots'.H3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aw Data</text:p>
              </table:table-cell>
              <table:table-cell office:value-type="string">
                <text:p>Column H</text:p>
              </table:table-cell>
              <table:table-cell office:value-type="string">
                <text:p>Best F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2222222222222">
                <text:p>0.222222222222222</text:p>
                <draw:g>
                  <svg:desc>'Data Plots'.C9:'Data Plots'.C28</svg:desc>
                </draw:g>
              </table:table-cell>
              <table:table-cell office:value-type="float" office:value="563.6">
                <text:p>563.6</text:p>
                <draw:g>
                  <svg:desc>'Data Plots'.F9:'Data Plots'.F28</svg:desc>
                </draw:g>
              </table:table-cell>
              <table:table-cell office:value-type="float" office:value="-0.00632">
                <text:p>-0.00632</text:p>
                <draw:g>
                  <svg:desc>'Data Plots'.H32:'Data Plots'.H33</svg:desc>
                </draw:g>
              </table:table-cell>
              <table:table-cell office:value-type="float" office:value="9.2">
                <text:p>9.2</text:p>
                <draw:g>
                  <svg:desc>'Data Plots'.I32:'Data Plots'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34.4">
                <text:p>434.4</text:p>
              </table:table-cell>
              <table:table-cell office:value-type="float" office:value="0.09472">
                <text:p>0.09472</text:p>
              </table:table-cell>
              <table:table-cell office:value-type="float" office:value="261.8">
                <text:p>26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346.6">
                <text:p>34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261.8">
                <text:p>26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27.2">
                <text:p>22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206.4">
                <text:p>20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89.6">
                <text:p>18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174.4">
                <text:p>17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165.2">
                <text:p>16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154.2">
                <text:p>15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146.2">
                <text:p>14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142.6">
                <text:p>1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39.4">
                <text:p>13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142.4">
                <text:p>14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148.2">
                <text:p>14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39.2">
                <text:p>13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17460317460317">
                <text:p>0.0317460317460317</text:p>
              </table:table-cell>
              <table:table-cell office:value-type="float" office:value="133.2">
                <text:p>13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37.6">
                <text:p>13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